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39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679cm"/>
    </style:style>
    <style:style style:name="co12" style:family="table-column">
      <style:table-column-properties fo:break-before="auto" style:column-width="2.674cm"/>
    </style:style>
    <style:style style:name="co13" style:family="table-column">
      <style:table-column-properties fo:break-before="auto" style:column-width="2.937cm"/>
    </style:style>
    <style:style style:name="co14" style:family="table-column">
      <style:table-column-properties fo:break-before="auto" style:column-width="3.34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20004" number:language="pl" number:country="PL">
      <number:number number:decimal-places="2" number:min-decimal-places="2" number:min-integer-digits="1" number:grouping="true"/>
    </number:number-style>
    <style:style style:name="ce45" style:family="table-cell" style:parent-style-name="Default" style:data-style-name="N0">
      <style:table-cell-properties fo:background-color="#ffc000" fo:border="0.06pt solid #000000"/>
    </style:style>
    <style:style style:name="ce46" style:family="table-cell" style:parent-style-name="Default" style:data-style-name="N114">
      <style:table-cell-properties fo:background-color="#ffff00" fo:border="0.06pt solid #000000"/>
    </style:style>
    <style:style style:name="ce47" style:family="table-cell" style:parent-style-name="Default" style:data-style-name="N0"/>
    <style:style style:name="ce48" style:family="table-cell" style:parent-style-name="Default" style:data-style-name="N20004">
      <style:table-cell-properties fo:background-color="#ffff00" fo:border="0.06pt solid #000000"/>
    </style:style>
    <style:style style:name="ce49" style:family="table-cell" style:parent-style-name="Default">
      <style:table-cell-properties fo:background-color="#ffff00" fo:border="0.06pt solid #000000"/>
    </style:style>
    <style:style style:name="ce8" style:family="table-cell" style:parent-style-name="Default" style:data-style-name="N4">
      <style:table-cell-properties fo:background-color="#ffc000" fo:border="0.06pt solid #000000"/>
    </style:style>
    <style:style style:name="ce10" style:family="table-cell" style:parent-style-name="Default" style:data-style-name="N20004">
      <style:table-cell-properties fo:background-color="#ffff00" fo:border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4"/>
    <style:style style:name="ce56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36">
      <style:table-cell-properties fo:background-color="transparent"/>
    </style:style>
    <style:style style:name="ce63" style:family="table-cell" style:parent-style-name="Default">
      <style:table-cell-properties fo:background-color="transparent"/>
    </style:style>
    <style:style style:name="ce11" style:family="table-cell" style:parent-style-name="Default" style:data-style-name="N114"/>
    <style:style style:name="ce15" style:family="table-cell" style:parent-style-name="Default" style:data-style-name="N114">
      <style:table-cell-properties fo:background-color="transparent" fo:border="none"/>
    </style:style>
    <style:style style:name="ce69" style:family="table-cell" style:parent-style-name="Default" style:data-style-name="N114">
      <style:table-cell-properties fo:background-color="transparent" fo:border="non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łówny" table:style-name="ta1">
        <office:forms form:automatic-focus="false" form:apply-design-mode="false"/>
        <table:shapes>
          <draw:frame draw:z-index="0" draw:style-name="gr1" draw:text-style-name="P1" svg:width="41.177cm" svg:height="17.194cm" svg:x="48.692cm" svg:y="0.553cm">
            <draw:object draw:notify-on-update-of-ranges="Główny.A2:Główny.A180 Główny.I2:Główny.I1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3" table:default-cell-style-name="ce47"/>
        <table:table-column table:style-name="co5" table:default-cell-style-name="ce47"/>
        <table:table-column table:style-name="co4" table:default-cell-style-name="ce52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number-columns-repeated="2" table:default-cell-style-name="ce47"/>
        <table:table-column table:style-name="co10" table:default-cell-style-name="ce47"/>
        <table:table-column table:style-name="co7" table:default-cell-style-name="ce47"/>
        <table:table-column table:style-name="co11" table:default-cell-style-name="ce47"/>
        <table:table-column table:style-name="co12" table:default-cell-style-name="ce47"/>
        <table:table-column table:style-name="co7" table:default-cell-style-name="ce47"/>
        <table:table-column table:style-name="co8" table:default-cell-style-name="ce47"/>
        <table:table-column table:style-name="co7" table:default-cell-style-name="ce47"/>
        <table:table-column table:style-name="co9" table:default-cell-style-name="ce47"/>
        <table:table-column table:style-name="co8" table:default-cell-style-name="ce47"/>
        <table:table-column table:style-name="co13" table:number-columns-repeated="2" table:default-cell-style-name="ce47"/>
        <table:table-column table:style-name="co14" table:default-cell-style-name="ce47"/>
        <table:table-column table:style-name="co7" table:number-columns-repeated="991" table:default-cell-style-name="ce47"/>
        <table:table-row table:style-name="ro1"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PKOSA</text:p>
          </table:table-cell>
          <table:table-cell table:style-name="ce45" office:value-type="string" calcext:value-type="string">
            <text:p>Mbank</text:p>
          </table:table-cell>
          <table:table-cell table:style-name="ce45" office:value-type="string" calcext:value-type="string">
            <text:p>Credit Agricol</text:p>
          </table:table-cell>
          <table:table-cell table:style-name="ce45" office:value-type="string" calcext:value-type="string">
            <text:p>Velobank</text:p>
          </table:table-cell>
          <table:table-cell table:style-name="ce45" office:value-type="string" calcext:value-type="string">
            <text:p>Revolut</text:p>
          </table:table-cell>
          <table:table-cell table:style-name="ce45" office:value-type="string" calcext:value-type="string">
            <text:p>Gotówka</text:p>
          </table:table-cell>
          <table:table-cell table:style-name="ce8" office:value-type="string" calcext:value-type="string">
            <text:p>Suma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2-03" calcext:value-type="date">
            <text:p>03.II.18</text:p>
          </table:table-cell>
          <table:table-cell table:style-name="ce48" office:value-type="float" office:value="18363.92" calcext:value-type="float">
            <text:p>18 363,92</text:p>
          </table:table-cell>
          <table:table-cell table:style-name="ce48" office:value-type="float" office:value="43386.16" calcext:value-type="float">
            <text:p>43 386,16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2]+[.C2]+[.F2]" office:value-type="float" office:value="61750.08" calcext:value-type="float">
            <text:p>61 750,0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3-07" calcext:value-type="date">
            <text:p>07.III.18</text:p>
          </table:table-cell>
          <table:table-cell table:style-name="ce48" office:value-type="float" office:value="23730.48" calcext:value-type="float">
            <text:p>23 730,48</text:p>
          </table:table-cell>
          <table:table-cell table:style-name="ce48" office:value-type="float" office:value="40496.88" calcext:value-type="float">
            <text:p>40 496,88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3]+[.C3]+[.F3]" office:value-type="float" office:value="64227.36" calcext:value-type="float">
            <text:p>64 227,3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3-18" calcext:value-type="date">
            <text:p>18.III.18</text:p>
          </table:table-cell>
          <table:table-cell table:style-name="ce48" office:value-type="float" office:value="26766.93" calcext:value-type="float">
            <text:p>26 766,93</text:p>
          </table:table-cell>
          <table:table-cell table:style-name="ce48" office:value-type="float" office:value="44653.1" calcext:value-type="float">
            <text:p>44 653,10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4]+[.C4]+[.F4]" office:value-type="float" office:value="71420.03" calcext:value-type="float">
            <text:p>71 420,0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4-10" calcext:value-type="date">
            <text:p>10.IV.18</text:p>
          </table:table-cell>
          <table:table-cell table:style-name="ce48" office:value-type="float" office:value="25309.49" calcext:value-type="float">
            <text:p>25 309,49</text:p>
          </table:table-cell>
          <table:table-cell table:style-name="ce48" office:value-type="float" office:value="46943.15" calcext:value-type="float">
            <text:p>46 943,15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5]+[.C5]+[.F5]" office:value-type="float" office:value="72252.64" calcext:value-type="float">
            <text:p>72 252,6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4-12" calcext:value-type="date">
            <text:p>12.IV.18</text:p>
          </table:table-cell>
          <table:table-cell table:style-name="ce48" office:value-type="float" office:value="30800.28" calcext:value-type="float">
            <text:p>30 800,28</text:p>
          </table:table-cell>
          <table:table-cell table:style-name="ce48" office:value-type="float" office:value="44390.81" calcext:value-type="float">
            <text:p>44 390,81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6]+[.C6]+[.F6]" office:value-type="float" office:value="75191.09" calcext:value-type="float">
            <text:p>75 191,0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6-12" calcext:value-type="date">
            <text:p>12.VI.18</text:p>
          </table:table-cell>
          <table:table-cell table:style-name="ce48" office:value-type="float" office:value="30798.84" calcext:value-type="float">
            <text:p>30 798,84</text:p>
          </table:table-cell>
          <table:table-cell table:style-name="ce48" office:value-type="float" office:value="36475.38" calcext:value-type="float">
            <text:p>36 475,38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7]+[.C7]+[.F7]" office:value-type="float" office:value="67274.22" calcext:value-type="float">
            <text:p>67 274,2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7-08" calcext:value-type="date">
            <text:p>08.VII.18</text:p>
          </table:table-cell>
          <table:table-cell table:style-name="ce48" office:value-type="float" office:value="6720.32" calcext:value-type="float">
            <text:p>6 720,32</text:p>
          </table:table-cell>
          <table:table-cell table:style-name="ce48" office:value-type="float" office:value="8348.9" calcext:value-type="float">
            <text:p>8 348,90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614" calcext:value-type="float">
            <text:p>614,00</text:p>
          </table:table-cell>
          <table:table-cell table:style-name="ce10" table:formula="of:=[.B8]+[.C8]+[.F8]" office:value-type="float" office:value="15069.22" calcext:value-type="float">
            <text:p>15 069,2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8-09" calcext:value-type="date">
            <text:p>09.VIII.18</text:p>
          </table:table-cell>
          <table:table-cell table:style-name="ce48" office:value-type="float" office:value="19208.79" calcext:value-type="float">
            <text:p>19 208,79</text:p>
          </table:table-cell>
          <table:table-cell table:style-name="ce48" office:value-type="float" office:value="7998.43" calcext:value-type="float">
            <text:p>7 998,43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215" calcext:value-type="float">
            <text:p>215,00</text:p>
          </table:table-cell>
          <table:table-cell table:style-name="ce10" table:formula="of:=[.B9]+[.C9]+[.F9]" office:value-type="float" office:value="27207.22" calcext:value-type="float">
            <text:p>27 207,2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8-11" calcext:value-type="date">
            <text:p>11.VIII.18</text:p>
          </table:table-cell>
          <table:table-cell table:style-name="ce48" office:value-type="float" office:value="22623.93" calcext:value-type="float">
            <text:p>22 623,93</text:p>
          </table:table-cell>
          <table:table-cell table:style-name="ce48" office:value-type="float" office:value="8000.66" calcext:value-type="float">
            <text:p>8 000,66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53" calcext:value-type="float">
            <text:p>153,00</text:p>
          </table:table-cell>
          <table:table-cell table:style-name="ce10" table:formula="of:=[.B10]+[.C10]+[.F10]" office:value-type="float" office:value="30624.59" calcext:value-type="float">
            <text:p>30 624,5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9-15" calcext:value-type="date">
            <text:p>15.IX.18</text:p>
          </table:table-cell>
          <table:table-cell table:style-name="ce48" office:value-type="float" office:value="23775" calcext:value-type="float">
            <text:p>23 775,00</text:p>
          </table:table-cell>
          <table:table-cell table:style-name="ce48" office:value-type="float" office:value="8718.88" calcext:value-type="float">
            <text:p>8 718,88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40.5" calcext:value-type="float">
            <text:p>40,50</text:p>
          </table:table-cell>
          <table:table-cell table:style-name="ce10" table:formula="of:=[.B11]+[.C11]+[.F11]" office:value-type="float" office:value="32493.88" calcext:value-type="float">
            <text:p>32 493,8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0-10" calcext:value-type="date">
            <text:p>10.X.18</text:p>
          </table:table-cell>
          <table:table-cell table:style-name="ce48" office:value-type="float" office:value="24599.06" calcext:value-type="float">
            <text:p>24 599,06</text:p>
          </table:table-cell>
          <table:table-cell table:style-name="ce48" office:value-type="float" office:value="8588.17" calcext:value-type="float">
            <text:p>8 588,17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80.5" calcext:value-type="float">
            <text:p>80,50</text:p>
          </table:table-cell>
          <table:table-cell table:style-name="ce10" table:formula="of:=[.B12]+[.C12]+[.F12]" office:value-type="float" office:value="33187.23" calcext:value-type="float">
            <text:p>33 187,2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1-13" calcext:value-type="date">
            <text:p>13.XI.18</text:p>
          </table:table-cell>
          <table:table-cell table:style-name="ce48" office:value-type="float" office:value="26998.43" calcext:value-type="float">
            <text:p>26 998,43</text:p>
          </table:table-cell>
          <table:table-cell table:style-name="ce48" office:value-type="float" office:value="8358.4" calcext:value-type="float">
            <text:p>8 358,40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13]+[.C13]+[.F13]" office:value-type="float" office:value="35356.83" calcext:value-type="float">
            <text:p>35 356,8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2-02" calcext:value-type="date">
            <text:p>02.XII.18</text:p>
          </table:table-cell>
          <table:table-cell table:style-name="ce48" office:value-type="float" office:value="23597.61" calcext:value-type="float">
            <text:p>23 597,61</text:p>
          </table:table-cell>
          <table:table-cell table:style-name="ce48" office:value-type="float" office:value="8225.78" calcext:value-type="float">
            <text:p>8 225,78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14]+[.C14]+[.F14]" office:value-type="float" office:value="31823.39" calcext:value-type="float">
            <text:p>31 823,3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2-16" calcext:value-type="date">
            <text:p>16.XII.18</text:p>
          </table:table-cell>
          <table:table-cell table:style-name="ce48" office:value-type="float" office:value="30946.05" calcext:value-type="float">
            <text:p>30 946,05</text:p>
          </table:table-cell>
          <table:table-cell table:style-name="ce48" office:value-type="float" office:value="5558.12" calcext:value-type="float">
            <text:p>5 558,1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table:formula="of:=165+100*4.29" office:value-type="float" office:value="594" calcext:value-type="float">
            <text:p>594,00</text:p>
          </table:table-cell>
          <table:table-cell table:style-name="ce10" table:formula="of:=[.B15]+[.C15]+[.F15]" office:value-type="float" office:value="36504.17" calcext:value-type="float">
            <text:p>36 504,1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2-20" calcext:value-type="date">
            <text:p>20.XII.18</text:p>
          </table:table-cell>
          <table:table-cell table:style-name="ce48" office:value-type="float" office:value="36903.96" calcext:value-type="float">
            <text:p>36 903,96</text:p>
          </table:table-cell>
          <table:table-cell table:style-name="ce48" office:value-type="float" office:value="5558.12" calcext:value-type="float">
            <text:p>5 558,1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table:formula="of:=165+100*4.29" office:value-type="float" office:value="594" calcext:value-type="float">
            <text:p>594,00</text:p>
          </table:table-cell>
          <table:table-cell table:style-name="ce10" table:formula="of:=[.B16]+[.C16]+[.F16]" office:value-type="float" office:value="42462.08" calcext:value-type="float">
            <text:p>42 462,0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3-08" calcext:value-type="date">
            <text:p>08.III.19</text:p>
          </table:table-cell>
          <table:table-cell table:style-name="ce48" office:value-type="float" office:value="47984.66" calcext:value-type="float">
            <text:p>47 984,66</text:p>
          </table:table-cell>
          <table:table-cell table:style-name="ce48" office:value-type="float" office:value="5676.83" calcext:value-type="float">
            <text:p>5 676,83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20" calcext:value-type="float">
            <text:p>120,00</text:p>
          </table:table-cell>
          <table:table-cell table:style-name="ce10" table:formula="of:=[.B17]+[.C17]+[.F17]" office:value-type="float" office:value="53661.49" calcext:value-type="float">
            <text:p>53 661,4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4-13" calcext:value-type="date">
            <text:p>13.IV.19</text:p>
          </table:table-cell>
          <table:table-cell table:style-name="ce48" office:value-type="float" office:value="52062.14" calcext:value-type="float">
            <text:p>52 062,14</text:p>
          </table:table-cell>
          <table:table-cell table:style-name="ce48" office:value-type="float" office:value="5397.65" calcext:value-type="float">
            <text:p>5 397,65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13" calcext:value-type="float">
            <text:p>113,00</text:p>
          </table:table-cell>
          <table:table-cell table:style-name="ce10" table:formula="of:=[.B18]+[.C18]+[.F18]" office:value-type="float" office:value="57459.79" calcext:value-type="float">
            <text:p>57 459,7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5-12" calcext:value-type="date">
            <text:p>12.V.19</text:p>
          </table:table-cell>
          <table:table-cell table:style-name="ce48" office:value-type="float" office:value="51879.99" calcext:value-type="float">
            <text:p>51 879,99</text:p>
          </table:table-cell>
          <table:table-cell table:style-name="ce48" office:value-type="float" office:value="5668.32" calcext:value-type="float">
            <text:p>5 668,3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84" calcext:value-type="float">
            <text:p>184,00</text:p>
          </table:table-cell>
          <table:table-cell table:style-name="ce10" table:formula="of:=[.B19]+[.C19]+[.F19]" office:value-type="float" office:value="57548.31" calcext:value-type="float">
            <text:p>57 548,3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6-11" calcext:value-type="date">
            <text:p>11.VI.19</text:p>
          </table:table-cell>
          <table:table-cell table:style-name="ce48" office:value-type="float" office:value="54526.22" calcext:value-type="float">
            <text:p>54 526,22</text:p>
          </table:table-cell>
          <table:table-cell table:style-name="ce48" office:value-type="float" office:value="3639.93" calcext:value-type="float">
            <text:p>3 639,93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table:formula="of:=3+70*4.3" office:value-type="float" office:value="304" calcext:value-type="float">
            <text:p>304,00</text:p>
          </table:table-cell>
          <table:table-cell table:style-name="ce10" table:formula="of:=[.B20]+[.C20]+[.F20]" office:value-type="float" office:value="58166.15" calcext:value-type="float">
            <text:p>58 166,1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7-18" calcext:value-type="date">
            <text:p>18.VII.19</text:p>
          </table:table-cell>
          <table:table-cell table:style-name="ce48" office:value-type="float" office:value="55594.16" calcext:value-type="float">
            <text:p>55 594,16</text:p>
          </table:table-cell>
          <table:table-cell table:style-name="ce48" office:value-type="float" office:value="5953.58" calcext:value-type="float">
            <text:p>5 953,58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8" calcext:value-type="float">
            <text:p>8,00</text:p>
          </table:table-cell>
          <table:table-cell table:style-name="ce10" table:formula="of:=[.B21]+[.C21]+[.F21]" office:value-type="float" office:value="61547.74" calcext:value-type="float">
            <text:p>61 547,7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8-16" calcext:value-type="date">
            <text:p>16.VIII.19</text:p>
          </table:table-cell>
          <table:table-cell table:style-name="ce48" office:value-type="float" office:value="62155.94" calcext:value-type="float">
            <text:p>62 155,94</text:p>
          </table:table-cell>
          <table:table-cell table:style-name="ce48" office:value-type="float" office:value="5658.42" calcext:value-type="float">
            <text:p>5 658,4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9.3" calcext:value-type="float">
            <text:p>9,30</text:p>
          </table:table-cell>
          <table:table-cell table:style-name="ce10" table:formula="of:=[.B22]+[.C22]+[.F22]" office:value-type="float" office:value="67814.36" calcext:value-type="float">
            <text:p>67 814,36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6" office:value-type="date" office:date-value="2019-09-10" calcext:value-type="date">
            <text:p>10.IX.19</text:p>
          </table:table-cell>
          <table:table-cell table:style-name="ce48" office:value-type="float" office:value="64490.86" calcext:value-type="float">
            <text:p>64 490,86</text:p>
          </table:table-cell>
          <table:table-cell table:style-name="ce48" office:value-type="float" office:value="4959.12" calcext:value-type="float">
            <text:p>4 959,1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03" calcext:value-type="float">
            <text:p>103,00</text:p>
          </table:table-cell>
          <table:table-cell table:style-name="ce10" table:formula="of:=[.B23]+[.C23]+[.F23]" office:value-type="float" office:value="69449.98" calcext:value-type="float">
            <text:p>69 449,9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0-10" calcext:value-type="date">
            <text:p>10.X.19</text:p>
          </table:table-cell>
          <table:table-cell table:style-name="ce48" office:value-type="float" office:value="66410.09" calcext:value-type="float">
            <text:p>66 410,09</text:p>
          </table:table-cell>
          <table:table-cell table:style-name="ce48" office:value-type="float" office:value="4895.03" calcext:value-type="float">
            <text:p>4 895,03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95" calcext:value-type="float">
            <text:p>95,00</text:p>
          </table:table-cell>
          <table:table-cell table:style-name="ce10" table:formula="of:=[.B24]+[.C24]+[.F24]" office:value-type="float" office:value="71305.12" calcext:value-type="float">
            <text:p>71 305,1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0-27" calcext:value-type="date">
            <text:p>27.X.19</text:p>
          </table:table-cell>
          <table:table-cell table:style-name="ce48" office:value-type="float" office:value="65373.46" calcext:value-type="float">
            <text:p>65 373,46</text:p>
          </table:table-cell>
          <table:table-cell table:style-name="ce48" office:value-type="float" office:value="5147.92" calcext:value-type="float">
            <text:p>5 147,9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24" calcext:value-type="float">
            <text:p>124,00</text:p>
          </table:table-cell>
          <table:table-cell table:style-name="ce10" table:formula="of:=[.B25]+[.C25]+[.F25]" office:value-type="float" office:value="70521.38" calcext:value-type="float">
            <text:p>70 521,3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1-16" calcext:value-type="date">
            <text:p>16.XI.19</text:p>
          </table:table-cell>
          <table:table-cell table:style-name="ce48" office:value-type="float" office:value="68649.87" calcext:value-type="float">
            <text:p>68 649,87</text:p>
          </table:table-cell>
          <table:table-cell table:style-name="ce48" office:value-type="float" office:value="5173.87" calcext:value-type="float">
            <text:p>5 173,87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98" calcext:value-type="float">
            <text:p>98,00</text:p>
          </table:table-cell>
          <table:table-cell table:style-name="ce10" table:formula="of:=[.B26]+[.C26]+[.F26]" office:value-type="float" office:value="73823.74" calcext:value-type="float">
            <text:p>73 823,7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1-30" calcext:value-type="date">
            <text:p>30.XI.19</text:p>
          </table:table-cell>
          <table:table-cell table:style-name="ce48" office:value-type="float" office:value="67101.25" calcext:value-type="float">
            <text:p>67 101,25</text:p>
          </table:table-cell>
          <table:table-cell table:style-name="ce48" office:value-type="float" office:value="5183" calcext:value-type="float">
            <text:p>5 183,00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84" calcext:value-type="float">
            <text:p>84,00</text:p>
          </table:table-cell>
          <table:table-cell table:style-name="ce10" table:formula="of:=[.B27]+[.C27]+[.F27]" office:value-type="float" office:value="72284.25" calcext:value-type="float">
            <text:p>72 284,2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2-19" calcext:value-type="date">
            <text:p>19.XII.19</text:p>
          </table:table-cell>
          <table:table-cell table:style-name="ce48" office:value-type="float" office:value="70562.4" calcext:value-type="float">
            <text:p>70 562,40</text:p>
          </table:table-cell>
          <table:table-cell table:style-name="ce48" office:value-type="float" office:value="5224.9" calcext:value-type="float">
            <text:p>5 224,90</text:p>
          </table:table-cell>
          <table:table-cell table:style-name="ce48" table:number-columns-repeated="2"/>
          <table:table-cell table:style-name="ce48" office:value-type="float" office:value="161.61" calcext:value-type="float">
            <text:p>161,61</text:p>
          </table:table-cell>
          <table:table-cell table:style-name="ce48" office:value-type="float" office:value="66" calcext:value-type="float">
            <text:p>66,00</text:p>
          </table:table-cell>
          <table:table-cell table:style-name="ce10" table:formula="of:=[.B28]+[.C28]+[.F28]" office:value-type="float" office:value="75948.91" calcext:value-type="float">
            <text:p>75 948,9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1-13" calcext:value-type="date">
            <text:p>13.I.20</text:p>
          </table:table-cell>
          <table:table-cell table:style-name="ce48" office:value-type="float" office:value="68440.56" calcext:value-type="float">
            <text:p>68 440,56</text:p>
          </table:table-cell>
          <table:table-cell table:style-name="ce48" office:value-type="float" office:value="5408.74" calcext:value-type="float">
            <text:p>5 408,74</text:p>
          </table:table-cell>
          <table:table-cell table:style-name="ce48" table:number-columns-repeated="2"/>
          <table:table-cell table:style-name="ce48" office:value-type="float" office:value="283.61" calcext:value-type="float">
            <text:p>283,61</text:p>
          </table:table-cell>
          <table:table-cell table:style-name="ce48" office:value-type="float" office:value="260" calcext:value-type="float">
            <text:p>260,00</text:p>
          </table:table-cell>
          <table:table-cell table:style-name="ce10" table:formula="of:=[.B29]+[.C29]+[.F29]" office:value-type="float" office:value="74132.91" calcext:value-type="float">
            <text:p>74 132,9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2-10" calcext:value-type="date">
            <text:p>10.II.20</text:p>
          </table:table-cell>
          <table:table-cell table:style-name="ce48" office:value-type="float" office:value="71119.49" calcext:value-type="float">
            <text:p>71 119,49</text:p>
          </table:table-cell>
          <table:table-cell table:style-name="ce48" office:value-type="float" office:value="4856.76" calcext:value-type="float">
            <text:p>4 856,76</text:p>
          </table:table-cell>
          <table:table-cell table:style-name="ce48" table:number-columns-repeated="2"/>
          <table:table-cell table:style-name="ce48" office:value-type="float" office:value="489.25" calcext:value-type="float">
            <text:p>489,25</text:p>
          </table:table-cell>
          <table:table-cell table:style-name="ce48" office:value-type="float" office:value="502" calcext:value-type="float">
            <text:p>502,00</text:p>
          </table:table-cell>
          <table:table-cell table:style-name="ce10" table:formula="of:=[.B30]+[.C30]+[.F30]" office:value-type="float" office:value="76465.5" calcext:value-type="float">
            <text:p>76 465,5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3-12" calcext:value-type="date">
            <text:p>12.III.20</text:p>
          </table:table-cell>
          <table:table-cell table:style-name="ce48" office:value-type="float" office:value="77594.26" calcext:value-type="float">
            <text:p>77 594,26</text:p>
          </table:table-cell>
          <table:table-cell table:style-name="ce48" office:value-type="float" office:value="4891.76" calcext:value-type="float">
            <text:p>4 891,76</text:p>
          </table:table-cell>
          <table:table-cell table:style-name="ce48" table:number-columns-repeated="2"/>
          <table:table-cell table:style-name="ce48" office:value-type="float" office:value="443.31" calcext:value-type="float">
            <text:p>443,31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31]+[.C31]+[.F31]" office:value-type="float" office:value="82929.33" calcext:value-type="float">
            <text:p>82 929,3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4-16" calcext:value-type="date">
            <text:p>16.IV.20</text:p>
          </table:table-cell>
          <table:table-cell table:style-name="ce48" office:value-type="float" office:value="81394.35" calcext:value-type="float">
            <text:p>81 394,35</text:p>
          </table:table-cell>
          <table:table-cell table:style-name="ce48" office:value-type="float" office:value="4390.6" calcext:value-type="float">
            <text:p>4 390,60</text:p>
          </table:table-cell>
          <table:table-cell table:style-name="ce48" table:number-columns-repeated="2"/>
          <table:table-cell table:style-name="ce48" office:value-type="float" office:value="170.31" calcext:value-type="float">
            <text:p>170,31</text:p>
          </table:table-cell>
          <table:table-cell table:style-name="ce48" office:value-type="float" office:value="5" calcext:value-type="float">
            <text:p>5,00</text:p>
          </table:table-cell>
          <table:table-cell table:style-name="ce10" table:formula="of:=[.B32]+[.C32]+[.F32]" office:value-type="float" office:value="85955.26" calcext:value-type="float">
            <text:p>85 955,2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6-20" calcext:value-type="date">
            <text:p>20.VI.20</text:p>
          </table:table-cell>
          <table:table-cell table:style-name="ce48" office:value-type="float" office:value="86471.44" calcext:value-type="float">
            <text:p>86 471,44</text:p>
          </table:table-cell>
          <table:table-cell table:style-name="ce48" office:value-type="float" office:value="3807.6" calcext:value-type="float">
            <text:p>3 807,60</text:p>
          </table:table-cell>
          <table:table-cell table:style-name="ce48" table:number-columns-repeated="2"/>
          <table:table-cell table:style-name="ce48" office:value-type="float" office:value="83.32" calcext:value-type="float">
            <text:p>83,32</text:p>
          </table:table-cell>
          <table:table-cell table:style-name="ce48" office:value-type="float" office:value="460" calcext:value-type="float">
            <text:p>460,00</text:p>
          </table:table-cell>
          <table:table-cell table:style-name="ce10" table:formula="of:=[.B33]+[.C33]+[.F33]" office:value-type="float" office:value="90362.36" calcext:value-type="float">
            <text:p>90 362,3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7-11" calcext:value-type="date">
            <text:p>11.VII.20</text:p>
          </table:table-cell>
          <table:table-cell table:style-name="ce48" office:value-type="float" office:value="87173.99" calcext:value-type="float">
            <text:p>87 173,99</text:p>
          </table:table-cell>
          <table:table-cell table:style-name="ce48" office:value-type="float" office:value="3475.15" calcext:value-type="float">
            <text:p>3 475,15</text:p>
          </table:table-cell>
          <table:table-cell table:style-name="ce48" table:number-columns-repeated="2"/>
          <table:table-cell table:style-name="ce48" office:value-type="float" office:value="49.32" calcext:value-type="float">
            <text:p>49,32</text:p>
          </table:table-cell>
          <table:table-cell table:style-name="ce48" office:value-type="float" office:value="2150" calcext:value-type="float">
            <text:p>2 150,00</text:p>
          </table:table-cell>
          <table:table-cell table:style-name="ce10" table:formula="of:=[.B34]+[.C34]+[.F34]" office:value-type="float" office:value="90698.46" calcext:value-type="float">
            <text:p>90 698,4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9-28" calcext:value-type="date">
            <text:p>28.IX.20</text:p>
          </table:table-cell>
          <table:table-cell table:style-name="ce48" office:value-type="float" office:value="30295.46" calcext:value-type="float">
            <text:p>30 295,46</text:p>
          </table:table-cell>
          <table:table-cell table:style-name="ce48" office:value-type="float" office:value="5467.98" calcext:value-type="float">
            <text:p>5 467,98</text:p>
          </table:table-cell>
          <table:table-cell table:style-name="ce48" table:number-columns-repeated="2"/>
          <table:table-cell table:style-name="ce48" office:value-type="float" office:value="355.15" calcext:value-type="float">
            <text:p>355,15</text:p>
          </table:table-cell>
          <table:table-cell table:style-name="ce48" table:formula="of:=11" office:value-type="float" office:value="11" calcext:value-type="float">
            <text:p>11,00</text:p>
          </table:table-cell>
          <table:table-cell table:style-name="ce10" table:formula="of:=[.B35]+[.C35]+[.F35]" office:value-type="float" office:value="36118.59" calcext:value-type="float">
            <text:p>36 118,5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0-25" calcext:value-type="date">
            <text:p>25.X.20</text:p>
          </table:table-cell>
          <table:table-cell table:style-name="ce48" office:value-type="float" office:value="12377.18" calcext:value-type="float">
            <text:p>12 377,18</text:p>
          </table:table-cell>
          <table:table-cell table:style-name="ce48" office:value-type="float" office:value="3628.14" calcext:value-type="float">
            <text:p>3 628,14</text:p>
          </table:table-cell>
          <table:table-cell table:style-name="ce48" table:number-columns-repeated="2"/>
          <table:table-cell table:style-name="ce48" office:value-type="float" office:value="321.15" calcext:value-type="float">
            <text:p>321,15</text:p>
          </table:table-cell>
          <table:table-cell table:style-name="ce48" table:formula="of:=2178" office:value-type="float" office:value="2178" calcext:value-type="float">
            <text:p>2 178,00</text:p>
          </table:table-cell>
          <table:table-cell table:style-name="ce10" table:formula="of:=[.B36]+[.C36]+[.F36]" office:value-type="float" office:value="16326.47" calcext:value-type="float">
            <text:p>16 326,4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01" calcext:value-type="date">
            <text:p>01.XI.20</text:p>
          </table:table-cell>
          <table:table-cell table:style-name="ce48" office:value-type="float" office:value="7711.58" calcext:value-type="float">
            <text:p>7 711,58</text:p>
          </table:table-cell>
          <table:table-cell table:style-name="ce48" office:value-type="float" office:value="3628.14" calcext:value-type="float">
            <text:p>3 628,14</text:p>
          </table:table-cell>
          <table:table-cell table:style-name="ce48" table:number-columns-repeated="2"/>
          <table:table-cell table:style-name="ce48" office:value-type="float" office:value="321.15" calcext:value-type="float">
            <text:p>321,15</text:p>
          </table:table-cell>
          <table:table-cell table:style-name="ce48" office:value-type="float" office:value="18" calcext:value-type="float">
            <text:p>18,00</text:p>
          </table:table-cell>
          <table:table-cell table:style-name="ce10" table:formula="of:=[.B37]+[.C37]+[.F37]" office:value-type="float" office:value="11660.87" calcext:value-type="float">
            <text:p>11 660,8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10" calcext:value-type="date">
            <text:p>10.XI.20</text:p>
          </table:table-cell>
          <table:table-cell table:style-name="ce48" office:value-type="float" office:value="11985.72" calcext:value-type="float">
            <text:p>11 985,72</text:p>
          </table:table-cell>
          <table:table-cell table:style-name="ce48" office:value-type="float" office:value="3582.24" calcext:value-type="float">
            <text:p>3 582,24</text:p>
          </table:table-cell>
          <table:table-cell table:style-name="ce48" table:number-columns-repeated="2"/>
          <table:table-cell table:style-name="ce48" office:value-type="float" office:value="287.15" calcext:value-type="float">
            <text:p>287,15</text:p>
          </table:table-cell>
          <table:table-cell table:style-name="ce48" office:value-type="float" office:value="77" calcext:value-type="float">
            <text:p>77,00</text:p>
          </table:table-cell>
          <table:table-cell table:style-name="ce10" table:formula="of:=[.B38]+[.C38]+[.F38]" office:value-type="float" office:value="15855.11" calcext:value-type="float">
            <text:p>15 855,1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15" calcext:value-type="date">
            <text:p>15.XI.20</text:p>
          </table:table-cell>
          <table:table-cell table:style-name="ce48" office:value-type="float" office:value="10387.75" calcext:value-type="float">
            <text:p>10 387,75</text:p>
          </table:table-cell>
          <table:table-cell table:style-name="ce48" office:value-type="float" office:value="1812.24" calcext:value-type="float">
            <text:p>1 812,24</text:p>
          </table:table-cell>
          <table:table-cell table:style-name="ce48" table:number-columns-repeated="2"/>
          <table:table-cell table:style-name="ce48" office:value-type="float" office:value="287.15" calcext:value-type="float">
            <text:p>287,15</text:p>
          </table:table-cell>
          <table:table-cell table:style-name="ce48" office:value-type="float" office:value="78" calcext:value-type="float">
            <text:p>78,00</text:p>
          </table:table-cell>
          <table:table-cell table:style-name="ce10" table:formula="of:=[.B39]+[.C39]+[.F39]" office:value-type="float" office:value="12487.14" calcext:value-type="float">
            <text:p>12 487,1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22" calcext:value-type="date">
            <text:p>22.XI.20</text:p>
          </table:table-cell>
          <table:table-cell table:style-name="ce48" office:value-type="float" office:value="8583.78" calcext:value-type="float">
            <text:p>8 583,78</text:p>
          </table:table-cell>
          <table:table-cell table:style-name="ce48" office:value-type="float" office:value="1608.57" calcext:value-type="float">
            <text:p>1 608,57</text:p>
          </table:table-cell>
          <table:table-cell table:style-name="ce48" table:number-columns-repeated="2"/>
          <table:table-cell table:style-name="ce48" office:value-type="float" office:value="287.15" calcext:value-type="float">
            <text:p>287,15</text:p>
          </table:table-cell>
          <table:table-cell table:style-name="ce48" office:value-type="float" office:value="18" calcext:value-type="float">
            <text:p>18,00</text:p>
          </table:table-cell>
          <table:table-cell table:style-name="ce10" table:formula="of:=[.B40]+[.C40]+[.F40]" office:value-type="float" office:value="10479.5" calcext:value-type="float">
            <text:p>10 479,5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25" calcext:value-type="date">
            <text:p>25.XI.20</text:p>
          </table:table-cell>
          <table:table-cell table:style-name="ce48" office:value-type="float" office:value="4478.44" calcext:value-type="float">
            <text:p>4 478,44</text:p>
          </table:table-cell>
          <table:table-cell table:style-name="ce48" office:value-type="float" office:value="1608.57" calcext:value-type="float">
            <text:p>1 608,57</text:p>
          </table:table-cell>
          <table:table-cell table:style-name="ce48" table:number-columns-repeated="2"/>
          <table:table-cell table:style-name="ce48" office:value-type="float" office:value="287.15" calcext:value-type="float">
            <text:p>287,15</text:p>
          </table:table-cell>
          <table:table-cell table:style-name="ce48" office:value-type="float" office:value="18" calcext:value-type="float">
            <text:p>18,00</text:p>
          </table:table-cell>
          <table:table-cell table:style-name="ce10" table:formula="of:=[.B41]+[.C41]+[.F41]" office:value-type="float" office:value="6374.16" calcext:value-type="float">
            <text:p>6 374,1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2-03" calcext:value-type="date">
            <text:p>03.XII.20</text:p>
          </table:table-cell>
          <table:table-cell table:style-name="ce48" office:value-type="float" office:value="810.37" calcext:value-type="float">
            <text:p>810,37</text:p>
          </table:table-cell>
          <table:table-cell table:style-name="ce48" office:value-type="float" office:value="1533.57" calcext:value-type="float">
            <text:p>1 533,57</text:p>
          </table:table-cell>
          <table:table-cell table:style-name="ce48" table:number-columns-repeated="2"/>
          <table:table-cell table:style-name="ce48" office:value-type="float" office:value="253.15" calcext:value-type="float">
            <text:p>253,15</text:p>
          </table:table-cell>
          <table:table-cell table:style-name="ce48" office:value-type="float" office:value="116" calcext:value-type="float">
            <text:p>116,00</text:p>
          </table:table-cell>
          <table:table-cell table:style-name="ce10" table:formula="of:=[.B42]+[.C42]+[.F42]" office:value-type="float" office:value="2597.09" calcext:value-type="float">
            <text:p>2 597,0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2-30" calcext:value-type="date">
            <text:p>30.XII.20</text:p>
          </table:table-cell>
          <table:table-cell table:style-name="ce48" office:value-type="float" office:value="58733.02" calcext:value-type="float">
            <text:p>58 733,02</text:p>
          </table:table-cell>
          <table:table-cell table:style-name="ce48" office:value-type="float" office:value="711.57" calcext:value-type="float">
            <text:p>711,57</text:p>
          </table:table-cell>
          <table:table-cell table:style-name="ce48" table:number-columns-repeated="2"/>
          <table:table-cell table:style-name="ce48" office:value-type="float" office:value="219.15" calcext:value-type="float">
            <text:p>219,15</text:p>
          </table:table-cell>
          <table:table-cell table:style-name="ce48" office:value-type="float" office:value="502" calcext:value-type="float">
            <text:p>502,00</text:p>
          </table:table-cell>
          <table:table-cell table:style-name="ce10" table:formula="of:=[.B43]+[.C43]+[.F43]" office:value-type="float" office:value="59663.74" calcext:value-type="float">
            <text:p>59 663,7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1-20" calcext:value-type="date">
            <text:p>20.I.21</text:p>
          </table:table-cell>
          <table:table-cell table:style-name="ce48" office:value-type="float" office:value="60908.01" calcext:value-type="float">
            <text:p>60 908,01</text:p>
          </table:table-cell>
          <table:table-cell table:style-name="ce48" office:value-type="float" office:value="672.52" calcext:value-type="float">
            <text:p>672,52</text:p>
          </table:table-cell>
          <table:table-cell table:style-name="ce48" table:number-columns-repeated="2"/>
          <table:table-cell table:style-name="ce48" office:value-type="float" office:value="219.15" calcext:value-type="float">
            <text:p>219,15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44]+[.C44]+[.F44]" office:value-type="float" office:value="61799.68" calcext:value-type="float">
            <text:p>61 799,6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2-07" calcext:value-type="date">
            <text:p>07.II.21</text:p>
          </table:table-cell>
          <table:table-cell table:style-name="ce48" office:value-type="float" office:value="51745.98" calcext:value-type="float">
            <text:p>51 745,98</text:p>
          </table:table-cell>
          <table:table-cell table:style-name="ce48" office:value-type="float" office:value="612.52" calcext:value-type="float">
            <text:p>612,52</text:p>
          </table:table-cell>
          <table:table-cell table:style-name="ce48" table:number-columns-repeated="2"/>
          <table:table-cell table:style-name="ce48" office:value-type="float" office:value="185.15" calcext:value-type="float">
            <text:p>185,15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45]+[.C45]+[.F45]" office:value-type="float" office:value="52543.65" calcext:value-type="float">
            <text:p>52 543,6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2-24" calcext:value-type="date">
            <text:p>24.II.21</text:p>
          </table:table-cell>
          <table:table-cell table:style-name="ce48" office:value-type="float" office:value="52739.66" calcext:value-type="float">
            <text:p>52 739,66</text:p>
          </table:table-cell>
          <table:table-cell table:style-name="ce48" office:value-type="float" office:value="111.57" calcext:value-type="float">
            <text:p>111,57</text:p>
          </table:table-cell>
          <table:table-cell table:style-name="ce48" table:number-columns-repeated="2"/>
          <table:table-cell table:style-name="ce48" office:value-type="float" office:value="122.25" calcext:value-type="float">
            <text:p>122,25</text:p>
          </table:table-cell>
          <table:table-cell table:style-name="ce48" office:value-type="float" office:value="139" calcext:value-type="float">
            <text:p>139,00</text:p>
          </table:table-cell>
          <table:table-cell table:style-name="ce10" table:formula="of:=[.B46]+[.C46]+[.F46]" office:value-type="float" office:value="52973.48" calcext:value-type="float">
            <text:p>52 973,4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3-06" calcext:value-type="date">
            <text:p>06.III.21</text:p>
          </table:table-cell>
          <table:table-cell table:style-name="ce48" office:value-type="float" office:value="43800.21" calcext:value-type="float">
            <text:p>43 800,21</text:p>
          </table:table-cell>
          <table:table-cell table:style-name="ce48" office:value-type="float" office:value="111.57" calcext:value-type="float">
            <text:p>111,57</text:p>
          </table:table-cell>
          <table:table-cell table:style-name="ce48" table:number-columns-repeated="2"/>
          <table:table-cell table:style-name="ce48" office:value-type="float" office:value="122.25" calcext:value-type="float">
            <text:p>122,25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47]+[.C47]+[.F47]" office:value-type="float" office:value="44034.03" calcext:value-type="float">
            <text:p>44 034,0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3-21" calcext:value-type="date">
            <text:p>21.III.21</text:p>
          </table:table-cell>
          <table:table-cell table:style-name="ce48" office:value-type="float" office:value="49907.4" calcext:value-type="float">
            <text:p>49 907,40</text:p>
          </table:table-cell>
          <table:table-cell table:style-name="ce48" office:value-type="float" office:value="16.57" calcext:value-type="float">
            <text:p>16,57</text:p>
          </table:table-cell>
          <table:table-cell table:style-name="ce48" table:number-columns-repeated="2"/>
          <table:table-cell table:style-name="ce48" office:value-type="float" office:value="88.25" calcext:value-type="float">
            <text:p>88,25</text:p>
          </table:table-cell>
          <table:table-cell table:style-name="ce48" office:value-type="float" office:value="70" calcext:value-type="float">
            <text:p>70,00</text:p>
          </table:table-cell>
          <table:table-cell table:style-name="ce10" table:formula="of:=[.B48]+[.C48]+[.F48]" office:value-type="float" office:value="50012.22" calcext:value-type="float">
            <text:p>50 012,2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04" calcext:value-type="date">
            <text:p>04.IV.21</text:p>
          </table:table-cell>
          <table:table-cell table:style-name="ce48" office:value-type="float" office:value="49698.44" calcext:value-type="float">
            <text:p>49 698,44</text:p>
          </table:table-cell>
          <table:table-cell table:style-name="ce48" office:value-type="float" office:value="3016.57" calcext:value-type="float">
            <text:p>3 016,57</text:p>
          </table:table-cell>
          <table:table-cell table:style-name="ce48" table:number-columns-repeated="2"/>
          <table:table-cell table:style-name="ce48" office:value-type="float" office:value="-5.65" calcext:value-type="float">
            <text:p>-5,65</text:p>
          </table:table-cell>
          <table:table-cell table:style-name="ce48" office:value-type="float" office:value="10000" calcext:value-type="float">
            <text:p>10 000,00</text:p>
          </table:table-cell>
          <table:table-cell table:style-name="ce10" table:formula="of:=[.B49]+[.C49]+[.F49]" office:value-type="float" office:value="52709.36" calcext:value-type="float">
            <text:p>52 709,3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14" calcext:value-type="date">
            <text:p>14.IV.21</text:p>
          </table:table-cell>
          <table:table-cell table:style-name="ce48" office:value-type="float" office:value="37427.31" calcext:value-type="float">
            <text:p>37 427,31</text:p>
          </table:table-cell>
          <table:table-cell table:style-name="ce48" office:value-type="float" office:value="500.57" calcext:value-type="float">
            <text:p>500,57</text:p>
          </table:table-cell>
          <table:table-cell table:style-name="ce48" table:number-columns-repeated="2"/>
          <table:table-cell table:style-name="ce48" office:value-type="float" office:value="2846.79" calcext:value-type="float">
            <text:p>2 846,79</text:p>
          </table:table-cell>
          <table:table-cell table:style-name="ce48" office:value-type="float" office:value="9445" calcext:value-type="float">
            <text:p>9 445,00</text:p>
          </table:table-cell>
          <table:table-cell table:style-name="ce10" table:formula="of:=[.B50]+[.C50]+[.F50]" office:value-type="float" office:value="40774.67" calcext:value-type="float">
            <text:p>40 774,6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15" calcext:value-type="date">
            <text:p>15.IV.21</text:p>
          </table:table-cell>
          <table:table-cell table:style-name="ce48" office:value-type="float" office:value="2427.31" calcext:value-type="float">
            <text:p>2 427,31</text:p>
          </table:table-cell>
          <table:table-cell table:style-name="ce48" office:value-type="float" office:value="11763.07" calcext:value-type="float">
            <text:p>11 763,07</text:p>
          </table:table-cell>
          <table:table-cell table:style-name="ce48" table:number-columns-repeated="2"/>
          <table:table-cell table:style-name="ce48" office:value-type="float" office:value="2846.79" calcext:value-type="float">
            <text:p>2 846,79</text:p>
          </table:table-cell>
          <table:table-cell table:style-name="ce48" office:value-type="float" office:value="9445" calcext:value-type="float">
            <text:p>9 445,00</text:p>
          </table:table-cell>
          <table:table-cell table:style-name="ce10" table:formula="of:=[.B51]+[.C51]+[.F51]" office:value-type="float" office:value="17037.17" calcext:value-type="float">
            <text:p>17 037,1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20" calcext:value-type="date">
            <text:p>20.IV.21</text:p>
          </table:table-cell>
          <table:table-cell table:style-name="ce48" office:value-type="float" office:value="1965.83" calcext:value-type="float">
            <text:p>1 965,83</text:p>
          </table:table-cell>
          <table:table-cell table:style-name="ce48" table:formula="of:=500.57+7.13*4.55" office:value-type="float" office:value="533.0115" calcext:value-type="float">
            <text:p>533,01</text:p>
          </table:table-cell>
          <table:table-cell table:style-name="ce48" table:number-columns-repeated="2"/>
          <table:table-cell table:style-name="ce48" office:value-type="float" office:value="2841.14" calcext:value-type="float">
            <text:p>2 841,14</text:p>
          </table:table-cell>
          <table:table-cell table:style-name="ce48" office:value-type="float" office:value="9216" calcext:value-type="float">
            <text:p>9 216,00</text:p>
          </table:table-cell>
          <table:table-cell table:style-name="ce10" table:formula="of:=[.B52]+[.C52]+[.F52]" office:value-type="float" office:value="5339.9815" calcext:value-type="float">
            <text:p>5 339,9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22" calcext:value-type="date">
            <text:p>22.IV.21</text:p>
          </table:table-cell>
          <table:table-cell table:style-name="ce48" office:value-type="float" office:value="1743.53" calcext:value-type="float">
            <text:p>1 743,53</text:p>
          </table:table-cell>
          <table:table-cell table:style-name="ce48" table:formula="of:=25500.57+340.58*4.55" office:value-type="float" office:value="27050.209" calcext:value-type="float">
            <text:p>27 050,21</text:p>
          </table:table-cell>
          <table:table-cell table:style-name="ce48" table:number-columns-repeated="2"/>
          <table:table-cell table:style-name="ce48" office:value-type="float" office:value="2841.14" calcext:value-type="float">
            <text:p>2 841,14</text:p>
          </table:table-cell>
          <table:table-cell table:style-name="ce48" office:value-type="float" office:value="9179" calcext:value-type="float">
            <text:p>9 179,00</text:p>
          </table:table-cell>
          <table:table-cell table:style-name="ce10" table:formula="of:=[.B53]+[.C53]+[.F53]" office:value-type="float" office:value="31634.879" calcext:value-type="float">
            <text:p>31 634,8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25" calcext:value-type="date">
            <text:p>25.IV.21</text:p>
          </table:table-cell>
          <table:table-cell table:style-name="ce48" office:value-type="float" office:value="10976.52" calcext:value-type="float">
            <text:p>10 976,52</text:p>
          </table:table-cell>
          <table:table-cell table:style-name="ce48" table:formula="of:=7000.57+2.2*4.55" office:value-type="float" office:value="7010.58" calcext:value-type="float">
            <text:p>7 010,58</text:p>
          </table:table-cell>
          <table:table-cell table:style-name="ce48" table:number-columns-repeated="2"/>
          <table:table-cell table:style-name="ce48" office:value-type="float" office:value="2841.14" calcext:value-type="float">
            <text:p>2 841,14</text:p>
          </table:table-cell>
          <table:table-cell table:style-name="ce48" office:value-type="float" office:value="202" calcext:value-type="float">
            <text:p>202,00</text:p>
          </table:table-cell>
          <table:table-cell table:style-name="ce10" table:formula="of:=[.B54]+[.C54]+[.F54]" office:value-type="float" office:value="20828.24" calcext:value-type="float">
            <text:p>20 828,2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5-08" calcext:value-type="date">
            <text:p>08.V.21</text:p>
          </table:table-cell>
          <table:table-cell table:style-name="ce48" office:value-type="float" office:value="14593.83" calcext:value-type="float">
            <text:p>14 593,83</text:p>
          </table:table-cell>
          <table:table-cell table:style-name="ce48" office:value-type="float" office:value="7000.57" calcext:value-type="float">
            <text:p>7 000,57</text:p>
          </table:table-cell>
          <table:table-cell table:style-name="ce48" table:number-columns-repeated="2"/>
          <table:table-cell table:style-name="ce48" office:value-type="float" office:value="2807.14" calcext:value-type="float">
            <text:p>2 807,14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55]+[.C55]+[.F55]" office:value-type="float" office:value="24401.54" calcext:value-type="float">
            <text:p>24 401,5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5-15" calcext:value-type="date">
            <text:p>15.V.21</text:p>
          </table:table-cell>
          <table:table-cell table:style-name="ce48" office:value-type="float" office:value="14127.21" calcext:value-type="float">
            <text:p>14 127,21</text:p>
          </table:table-cell>
          <table:table-cell table:style-name="ce48" office:value-type="float" office:value="6960.21" calcext:value-type="float">
            <text:p>6 960,21</text:p>
          </table:table-cell>
          <table:table-cell table:style-name="ce48" table:number-columns-repeated="2"/>
          <table:table-cell table:style-name="ce48" office:value-type="float" office:value="2740.71" calcext:value-type="float">
            <text:p>2 740,71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56]+[.C56]+[.F56]" office:value-type="float" office:value="23828.13" calcext:value-type="float">
            <text:p>23 828,1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5-29" calcext:value-type="date">
            <text:p>29.V.21</text:p>
          </table:table-cell>
          <table:table-cell table:style-name="ce48" office:value-type="float" office:value="5345.39" calcext:value-type="float">
            <text:p>5 345,39</text:p>
          </table:table-cell>
          <table:table-cell table:style-name="ce48" office:value-type="float" office:value="6922.71" calcext:value-type="float">
            <text:p>6 922,71</text:p>
          </table:table-cell>
          <table:table-cell table:style-name="ce48" table:number-columns-repeated="2"/>
          <table:table-cell table:style-name="ce48" office:value-type="float" office:value="2645.34" calcext:value-type="float">
            <text:p>2 645,34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57]+[.C57]+[.F57]" office:value-type="float" office:value="14913.44" calcext:value-type="float">
            <text:p>14 913,4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6-08" calcext:value-type="date">
            <text:p>08.VI.21</text:p>
          </table:table-cell>
          <table:table-cell table:style-name="ce48" office:value-type="float" office:value="5500.91" calcext:value-type="float">
            <text:p>5 500,91</text:p>
          </table:table-cell>
          <table:table-cell table:style-name="ce48" office:value-type="float" office:value="6891.71" calcext:value-type="float">
            <text:p>6 891,71</text:p>
          </table:table-cell>
          <table:table-cell table:style-name="ce48" table:number-columns-repeated="2"/>
          <table:table-cell table:style-name="ce48" office:value-type="float" office:value="2608.34" calcext:value-type="float">
            <text:p>2 608,34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58]+[.C58]+[.F58]" office:value-type="float" office:value="15000.96" calcext:value-type="float">
            <text:p>15 000,9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6-14" calcext:value-type="date">
            <text:p>14.VI.21</text:p>
          </table:table-cell>
          <table:table-cell table:style-name="ce48" office:value-type="float" office:value="8895.54" calcext:value-type="float">
            <text:p>8 895,54</text:p>
          </table:table-cell>
          <table:table-cell table:style-name="ce48" office:value-type="float" office:value="6600.6" calcext:value-type="float">
            <text:p>6 600,60</text:p>
          </table:table-cell>
          <table:table-cell table:style-name="ce48" table:number-columns-repeated="2"/>
          <table:table-cell table:style-name="ce48" office:value-type="float" office:value="2608.34" calcext:value-type="float">
            <text:p>2 608,34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59]+[.C59]+[.F59]" office:value-type="float" office:value="18104.48" calcext:value-type="float">
            <text:p>18 104,4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6-23" calcext:value-type="date">
            <text:p>23.VI.21</text:p>
          </table:table-cell>
          <table:table-cell table:style-name="ce48" office:value-type="float" office:value="5832.85" calcext:value-type="float">
            <text:p>5 832,85</text:p>
          </table:table-cell>
          <table:table-cell table:style-name="ce48" office:value-type="float" office:value="3978.51" calcext:value-type="float">
            <text:p>3 978,51</text:p>
          </table:table-cell>
          <table:table-cell table:style-name="ce48" table:number-columns-repeated="2"/>
          <table:table-cell table:style-name="ce48" office:value-type="float" office:value="2548.44" calcext:value-type="float">
            <text:p>2 548,44</text:p>
          </table:table-cell>
          <table:table-cell table:style-name="ce48" office:value-type="float" office:value="2006" calcext:value-type="float">
            <text:p>2 006,00</text:p>
          </table:table-cell>
          <table:table-cell table:style-name="ce10" table:formula="of:=[.B60]+[.C60]+[.F60]" office:value-type="float" office:value="12359.8" calcext:value-type="float">
            <text:p>12 359,8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7-03" calcext:value-type="date">
            <text:p>03.VII.21</text:p>
          </table:table-cell>
          <table:table-cell table:style-name="ce48" office:value-type="float" office:value="5158.1" calcext:value-type="float">
            <text:p>5 158,10</text:p>
          </table:table-cell>
          <table:table-cell table:style-name="ce48" office:value-type="float" office:value="3323.61" calcext:value-type="float">
            <text:p>3 323,61</text:p>
          </table:table-cell>
          <table:table-cell table:style-name="ce48" table:number-columns-repeated="2"/>
          <table:table-cell table:style-name="ce48" office:value-type="float" office:value="2514.44" calcext:value-type="float">
            <text:p>2 514,44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61]+[.C61]+[.F61]" office:value-type="float" office:value="10996.15" calcext:value-type="float">
            <text:p>10 996,1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7-16" calcext:value-type="date">
            <text:p>16.VII.21</text:p>
          </table:table-cell>
          <table:table-cell table:style-name="ce48" office:value-type="float" office:value="4797.82" calcext:value-type="float">
            <text:p>4 797,82</text:p>
          </table:table-cell>
          <table:table-cell table:style-name="ce48" office:value-type="float" office:value="1107.3" calcext:value-type="float">
            <text:p>1 107,30</text:p>
          </table:table-cell>
          <table:table-cell table:style-name="ce48" table:number-columns-repeated="2"/>
          <table:table-cell table:style-name="ce48" office:value-type="float" office:value="2140.86" calcext:value-type="float">
            <text:p>2 140,86</text:p>
          </table:table-cell>
          <table:table-cell table:style-name="ce48" office:value-type="float" office:value="200" calcext:value-type="float">
            <text:p>200,00</text:p>
          </table:table-cell>
          <table:table-cell table:style-name="ce10" table:formula="of:=[.B62]+[.C62]+[.F62]" office:value-type="float" office:value="8045.98" calcext:value-type="float">
            <text:p>8 045,9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8-02" calcext:value-type="date">
            <text:p>02.VIII.21</text:p>
          </table:table-cell>
          <table:table-cell table:style-name="ce48" office:value-type="float" office:value="4297.85" calcext:value-type="float">
            <text:p>4 297,85</text:p>
          </table:table-cell>
          <table:table-cell table:style-name="ce48" office:value-type="float" office:value="1107.3" calcext:value-type="float">
            <text:p>1 107,30</text:p>
          </table:table-cell>
          <table:table-cell table:style-name="ce48" table:number-columns-repeated="2"/>
          <table:table-cell table:style-name="ce48" office:value-type="float" office:value="1915.11" calcext:value-type="float">
            <text:p>1 915,11</text:p>
          </table:table-cell>
          <table:table-cell table:style-name="ce48" office:value-type="float" office:value="110" calcext:value-type="float">
            <text:p>110,00</text:p>
          </table:table-cell>
          <table:table-cell table:style-name="ce10" table:formula="of:=[.B63]+[.C63]+[.F63]" office:value-type="float" office:value="7320.26" calcext:value-type="float">
            <text:p>7 320,2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8-17" calcext:value-type="date">
            <text:p>17.VIII.21</text:p>
          </table:table-cell>
          <table:table-cell table:style-name="ce48" office:value-type="float" office:value="946.46" calcext:value-type="float">
            <text:p>946,46</text:p>
          </table:table-cell>
          <table:table-cell table:style-name="ce48" office:value-type="float" office:value="834.99" calcext:value-type="float">
            <text:p>834,99</text:p>
          </table:table-cell>
          <table:table-cell table:style-name="ce48" table:number-columns-repeated="2"/>
          <table:table-cell table:style-name="ce48" office:value-type="float" office:value="1492.51" calcext:value-type="float">
            <text:p>1 492,51</text:p>
          </table:table-cell>
          <table:table-cell table:style-name="ce48" office:value-type="float" office:value="34" calcext:value-type="float">
            <text:p>34,00</text:p>
          </table:table-cell>
          <table:table-cell table:style-name="ce10" table:formula="of:=[.B64]+[.C64]+[.F64]" office:value-type="float" office:value="3273.96" calcext:value-type="float">
            <text:p>3 273,9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8-22" calcext:value-type="date">
            <text:p>22.VIII.21</text:p>
          </table:table-cell>
          <table:table-cell table:style-name="ce48" office:value-type="float" office:value="946.46" calcext:value-type="float">
            <text:p>946,46</text:p>
          </table:table-cell>
          <table:table-cell table:style-name="ce48" office:value-type="float" office:value="834.99" calcext:value-type="float">
            <text:p>834,99</text:p>
          </table:table-cell>
          <table:table-cell table:style-name="ce48" table:number-columns-repeated="2"/>
          <table:table-cell table:style-name="ce48" office:value-type="float" office:value="832.01" calcext:value-type="float">
            <text:p>832,01</text:p>
          </table:table-cell>
          <table:table-cell table:style-name="ce48" office:value-type="float" office:value="14" calcext:value-type="float">
            <text:p>14,00</text:p>
          </table:table-cell>
          <table:table-cell table:style-name="ce10" table:formula="of:=[.B65]+[.C65]+[.F65]" office:value-type="float" office:value="2613.46" calcext:value-type="float">
            <text:p>2 613,4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8-29" calcext:value-type="date">
            <text:p>29.VIII.21</text:p>
          </table:table-cell>
          <table:table-cell table:style-name="ce48" office:value-type="float" office:value="4396.61" calcext:value-type="float">
            <text:p>4 396,61</text:p>
          </table:table-cell>
          <table:table-cell table:style-name="ce48" office:value-type="float" office:value="834.99" calcext:value-type="float">
            <text:p>834,99</text:p>
          </table:table-cell>
          <table:table-cell table:style-name="ce48" table:number-columns-repeated="2"/>
          <table:table-cell table:style-name="ce48" office:value-type="float" office:value="636.08" calcext:value-type="float">
            <text:p>636,08</text:p>
          </table:table-cell>
          <table:table-cell table:style-name="ce48" office:value-type="float" office:value="6" calcext:value-type="float">
            <text:p>6,00</text:p>
          </table:table-cell>
          <table:table-cell table:style-name="ce10" table:formula="of:=[.B66]+[.C66]+[.F66]" office:value-type="float" office:value="5867.68" calcext:value-type="float">
            <text:p>5 867,6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9-07" calcext:value-type="date">
            <text:p>07.IX.21</text:p>
          </table:table-cell>
          <table:table-cell table:style-name="ce48" office:value-type="float" office:value="4395.62" calcext:value-type="float">
            <text:p>4 395,62</text:p>
          </table:table-cell>
          <table:table-cell table:style-name="ce48" office:value-type="float" office:value="805.09" calcext:value-type="float">
            <text:p>805,09</text:p>
          </table:table-cell>
          <table:table-cell table:style-name="ce48" table:number-columns-repeated="2"/>
          <table:table-cell table:style-name="ce48" office:value-type="float" office:value="338.69" calcext:value-type="float">
            <text:p>338,69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67]+[.C67]+[.F67]" office:value-type="float" office:value="5539.4" calcext:value-type="float">
            <text:p>5 539,4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9-12" calcext:value-type="date">
            <text:p>12.IX.21</text:p>
          </table:table-cell>
          <table:table-cell table:style-name="ce48" office:value-type="float" office:value="3562.28" calcext:value-type="float">
            <text:p>3 562,28</text:p>
          </table:table-cell>
          <table:table-cell table:style-name="ce48" office:value-type="float" office:value="2805.09" calcext:value-type="float">
            <text:p>2 805,09</text:p>
          </table:table-cell>
          <table:table-cell table:style-name="ce48" table:number-columns-repeated="2"/>
          <table:table-cell table:style-name="ce48" office:value-type="float" office:value="211.64" calcext:value-type="float">
            <text:p>211,64</text:p>
          </table:table-cell>
          <table:table-cell table:style-name="ce48" office:value-type="float" office:value="305" calcext:value-type="float">
            <text:p>305,00</text:p>
          </table:table-cell>
          <table:table-cell table:style-name="ce10" table:formula="of:=[.B68]+[.C68]+[.F68]" office:value-type="float" office:value="6579.01" calcext:value-type="float">
            <text:p>6 579,0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9-20" calcext:value-type="date">
            <text:p>20.IX.21</text:p>
          </table:table-cell>
          <table:table-cell table:style-name="ce48" office:value-type="float" office:value="2065.32" calcext:value-type="float">
            <text:p>2 065,32</text:p>
          </table:table-cell>
          <table:table-cell table:style-name="ce48" office:value-type="float" office:value="1838.23" calcext:value-type="float">
            <text:p>1 838,23</text:p>
          </table:table-cell>
          <table:table-cell table:style-name="ce48" table:number-columns-repeated="2"/>
          <table:table-cell table:style-name="ce48" office:value-type="float" office:value="211.64" calcext:value-type="float">
            <text:p>211,64</text:p>
          </table:table-cell>
          <table:table-cell table:style-name="ce48" office:value-type="float" office:value="105" calcext:value-type="float">
            <text:p>105,00</text:p>
          </table:table-cell>
          <table:table-cell table:style-name="ce10" table:formula="of:=[.B69]+[.C69]+[.F69]" office:value-type="float" office:value="4115.19" calcext:value-type="float">
            <text:p>4 115,1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9-29" calcext:value-type="date">
            <text:p>29.IX.21</text:p>
          </table:table-cell>
          <table:table-cell table:style-name="ce48" office:value-type="float" office:value="4551.74" calcext:value-type="float">
            <text:p>4 551,74</text:p>
          </table:table-cell>
          <table:table-cell table:style-name="ce48" office:value-type="float" office:value="1838.23" calcext:value-type="float">
            <text:p>1 838,23</text:p>
          </table:table-cell>
          <table:table-cell table:style-name="ce48" table:number-columns-repeated="2"/>
          <table:table-cell table:style-name="ce48" office:value-type="float" office:value="211.64" calcext:value-type="float">
            <text:p>211,64</text:p>
          </table:table-cell>
          <table:table-cell table:style-name="ce48" office:value-type="float" office:value="106" calcext:value-type="float">
            <text:p>106,00</text:p>
          </table:table-cell>
          <table:table-cell table:style-name="ce10" table:formula="of:=[.B70]+[.C70]+[.F70]" office:value-type="float" office:value="6601.61" calcext:value-type="float">
            <text:p>6 601,6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10-11" calcext:value-type="date">
            <text:p>11.X.21</text:p>
          </table:table-cell>
          <table:table-cell table:style-name="ce48" office:value-type="float" office:value="3222.08" calcext:value-type="float">
            <text:p>3 222,08</text:p>
          </table:table-cell>
          <table:table-cell table:style-name="ce48" office:value-type="float" office:value="2268.23" calcext:value-type="float">
            <text:p>2 268,23</text:p>
          </table:table-cell>
          <table:table-cell table:style-name="ce48" table:number-columns-repeated="2"/>
          <table:table-cell table:style-name="ce48" office:value-type="float" office:value="179.64" calcext:value-type="float">
            <text:p>179,64</text:p>
          </table:table-cell>
          <table:table-cell table:style-name="ce48" office:value-type="float" office:value="64" calcext:value-type="float">
            <text:p>64,00</text:p>
          </table:table-cell>
          <table:table-cell table:style-name="ce10" table:formula="of:=[.B71]+[.C71]+[.F71]" office:value-type="float" office:value="5669.95" calcext:value-type="float">
            <text:p>5 669,9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10-16" calcext:value-type="date">
            <text:p>16.X.21</text:p>
          </table:table-cell>
          <table:table-cell table:style-name="ce48" office:value-type="float" office:value="2617.4" calcext:value-type="float">
            <text:p>2 617,40</text:p>
          </table:table-cell>
          <table:table-cell table:style-name="ce48" office:value-type="float" office:value="1301.42" calcext:value-type="float">
            <text:p>1 301,42</text:p>
          </table:table-cell>
          <table:table-cell table:style-name="ce48" table:number-columns-repeated="2"/>
          <table:table-cell table:style-name="ce48" office:value-type="float" office:value="179.64" calcext:value-type="float">
            <text:p>179,64</text:p>
          </table:table-cell>
          <table:table-cell table:style-name="ce48" office:value-type="float" office:value="224" calcext:value-type="float">
            <text:p>224,00</text:p>
          </table:table-cell>
          <table:table-cell table:style-name="ce10" table:formula="of:=[.B72]+[.C72]+[.F72]" office:value-type="float" office:value="4098.46" calcext:value-type="float">
            <text:p>4 098,46</text:p>
          </table:table-cell>
          <table:table-cell table:number-columns-repeated="3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 table:number-columns-repeated="997"/>
        </table:table-row>
        <table:table-row table:style-name="ro1">
          <table:table-cell table:style-name="ce46" office:value-type="date" office:date-value="2021-10-22" calcext:value-type="date">
            <text:p>22.X.21</text:p>
          </table:table-cell>
          <table:table-cell table:style-name="ce48" office:value-type="float" office:value="1579.58" calcext:value-type="float">
            <text:p>1 579,58</text:p>
          </table:table-cell>
          <table:table-cell table:style-name="ce48" office:value-type="float" office:value="915.68" calcext:value-type="float">
            <text:p>915,68</text:p>
          </table:table-cell>
          <table:table-cell table:style-name="ce48" table:number-columns-repeated="2"/>
          <table:table-cell table:style-name="ce48" office:value-type="float" office:value="119.74" calcext:value-type="float">
            <text:p>119,74</text:p>
          </table:table-cell>
          <table:table-cell table:style-name="ce48" office:value-type="float" office:value="221" calcext:value-type="float">
            <text:p>221,00</text:p>
          </table:table-cell>
          <table:table-cell table:style-name="ce10" table:formula="of:=[.B73]+[.C73]+[.F73]" office:value-type="float" office:value="2615" calcext:value-type="float">
            <text:p>2 615,00</text:p>
          </table:table-cell>
          <table:table-cell table:number-columns-repeated="3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 table:number-columns-repeated="997"/>
        </table:table-row>
        <table:table-row table:style-name="ro1">
          <table:table-cell table:style-name="ce46" office:value-type="date" office:date-value="2021-10-30" calcext:value-type="date">
            <text:p>30.X.21</text:p>
          </table:table-cell>
          <table:table-cell table:style-name="ce48" office:value-type="float" office:value="6168.79" calcext:value-type="float">
            <text:p>6 168,79</text:p>
          </table:table-cell>
          <table:table-cell table:style-name="ce48" office:value-type="float" office:value="915.68" calcext:value-type="float">
            <text:p>915,68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220" calcext:value-type="float">
            <text:p>220,00</text:p>
          </table:table-cell>
          <table:table-cell table:style-name="ce10" table:formula="of:=[.B74]+[.C74]+[.F74]" office:value-type="float" office:value="7115.24" calcext:value-type="float">
            <text:p>7 115,24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46" office:value-type="date" office:date-value="2021-11-12" calcext:value-type="date">
            <text:p>12.XI.21</text:p>
          </table:table-cell>
          <table:table-cell table:style-name="ce48" office:value-type="float" office:value="4844.16" calcext:value-type="float">
            <text:p>4 844,16</text:p>
          </table:table-cell>
          <table:table-cell table:style-name="ce48" office:value-type="float" office:value="2015.68" calcext:value-type="float">
            <text:p>2 015,68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51" calcext:value-type="float">
            <text:p>51,00</text:p>
          </table:table-cell>
          <table:table-cell table:style-name="ce10" table:formula="of:=[.B75]+[.C75]+[.F75]" office:value-type="float" office:value="6890.61" calcext:value-type="float">
            <text:p>6 890,61</text:p>
          </table:table-cell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table:style-name="ce46" office:value-type="date" office:date-value="2021-11-18" calcext:value-type="date">
            <text:p>18.XI.21</text:p>
          </table:table-cell>
          <table:table-cell table:style-name="ce48" office:value-type="float" office:value="4368.99" calcext:value-type="float">
            <text:p>4 368,99</text:p>
          </table:table-cell>
          <table:table-cell table:style-name="ce48" office:value-type="float" office:value="799.38" calcext:value-type="float">
            <text:p>799,38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76]+[.C76]+[.F76]" office:value-type="float" office:value="5199.14" calcext:value-type="float">
            <text:p>5 199,1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11-23" calcext:value-type="date">
            <text:p>23.XI.21</text:p>
          </table:table-cell>
          <table:table-cell table:style-name="ce48" office:value-type="float" office:value="3191.16" calcext:value-type="float">
            <text:p>3 191,16</text:p>
          </table:table-cell>
          <table:table-cell table:style-name="ce48" office:value-type="float" office:value="1153.03" calcext:value-type="float">
            <text:p>1 153,03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77]+[.C77]+[.F77]" office:value-type="float" office:value="4374.96" calcext:value-type="float">
            <text:p>4 374,9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11-24" calcext:value-type="date">
            <text:p>24.XI.21</text:p>
          </table:table-cell>
          <table:table-cell table:style-name="ce48" office:value-type="float" office:value="833.56" calcext:value-type="float">
            <text:p>833,56</text:p>
          </table:table-cell>
          <table:table-cell table:style-name="ce48" office:value-type="float" office:value="1153.03" calcext:value-type="float">
            <text:p>1 153,03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78]+[.C78]+[.F78]" office:value-type="float" office:value="2017.36" calcext:value-type="float">
            <text:p>2 017,36</text:p>
          </table:table-cell>
          <table:table-cell/>
          <table:table-cell table:style-name="ce56" table:number-columns-repeated="6"/>
          <table:table-cell table:style-name="ce63" table:number-columns-repeated="2"/>
          <table:table-cell table:style-name="ce56" table:number-columns-repeated="4"/>
          <table:table-cell table:number-columns-repeated="995"/>
        </table:table-row>
        <table:table-row table:style-name="ro1">
          <table:table-cell table:style-name="ce46" office:value-type="date" office:date-value="2021-12-09" calcext:value-type="date">
            <text:p>09.XII.21</text:p>
          </table:table-cell>
          <table:table-cell table:style-name="ce48" office:value-type="float" office:value="5184.36" calcext:value-type="float">
            <text:p>5 184,36</text:p>
          </table:table-cell>
          <table:table-cell table:style-name="ce48" office:value-type="float" office:value="74.06" calcext:value-type="float">
            <text:p>74,06</text:p>
          </table:table-cell>
          <table:table-cell table:style-name="ce48" table:number-columns-repeated="2"/>
          <table:table-cell table:style-name="ce48" office:value-type="float" office:value="1.77" calcext:value-type="float">
            <text:p>1,77</text:p>
          </table:table-cell>
          <table:table-cell table:style-name="ce48" office:value-type="float" office:value="507" calcext:value-type="float">
            <text:p>507,00</text:p>
          </table:table-cell>
          <table:table-cell table:style-name="ce10" table:formula="of:=[.B79]+[.C79]+[.F79]" office:value-type="float" office:value="5260.19" calcext:value-type="float">
            <text:p>5 260,19</text:p>
          </table:table-cell>
          <table:table-cell/>
          <table:table-cell table:style-name="ce56" table:number-columns-repeated="12"/>
          <table:table-cell table:number-columns-repeated="995"/>
        </table:table-row>
        <table:table-row table:style-name="ro1">
          <table:table-cell table:style-name="ce46" office:value-type="date" office:date-value="2021-12-28" calcext:value-type="date">
            <text:p>28.XII.21</text:p>
          </table:table-cell>
          <table:table-cell table:style-name="ce48" office:value-type="float" office:value="1893.39" calcext:value-type="float">
            <text:p>1 893,39</text:p>
          </table:table-cell>
          <table:table-cell table:style-name="ce48" office:value-type="float" office:value="34" calcext:value-type="float">
            <text:p>34,00</text:p>
          </table:table-cell>
          <table:table-cell table:style-name="ce48" table:number-columns-repeated="2"/>
          <table:table-cell table:style-name="ce48" office:value-type="float" office:value="1.77" calcext:value-type="float">
            <text:p>1,77</text:p>
          </table:table-cell>
          <table:table-cell table:style-name="ce48" office:value-type="float" office:value="1331" calcext:value-type="float">
            <text:p>1 331,00</text:p>
          </table:table-cell>
          <table:table-cell table:style-name="ce10" table:formula="of:=[.B80]+[.C80]+[.F80]" office:value-type="float" office:value="1929.16" calcext:value-type="float">
            <text:p>1 929,16</text:p>
          </table:table-cell>
          <table:table-cell/>
          <table:table-cell table:style-name="ce12"/>
          <table:table-cell table:style-name="ce63"/>
          <table:table-cell table:style-name="ce56" table:number-columns-repeated="4"/>
          <table:table-cell table:style-name="ce63"/>
          <table:table-cell table:style-name="ce56" table:number-columns-repeated="5"/>
          <table:table-cell table:number-columns-repeated="995"/>
        </table:table-row>
        <table:table-row table:style-name="ro1">
          <table:table-cell table:style-name="ce46" office:value-type="date" office:date-value="2022-01-02" calcext:value-type="date">
            <text:p>02.I.22</text:p>
          </table:table-cell>
          <table:table-cell table:style-name="ce48" table:formula="of:=813.22" office:value-type="float" office:value="813.22" calcext:value-type="float">
            <text:p>813,22</text:p>
          </table:table-cell>
          <table:table-cell table:style-name="ce48" office:value-type="float" office:value="34" calcext:value-type="float">
            <text:p>34,00</text:p>
          </table:table-cell>
          <table:table-cell table:style-name="ce48" table:number-columns-repeated="2"/>
          <table:table-cell table:style-name="ce48" office:value-type="float" office:value="1.77" calcext:value-type="float">
            <text:p>1,77</text:p>
          </table:table-cell>
          <table:table-cell table:style-name="ce48" office:value-type="float" office:value="1201" calcext:value-type="float">
            <text:p>1 201,00</text:p>
          </table:table-cell>
          <table:table-cell table:style-name="ce10" table:formula="of:=[.B81]+[.C81]+[.F81]" office:value-type="float" office:value="848.99" calcext:value-type="float">
            <text:p>848,99</text:p>
          </table:table-cell>
          <table:table-cell/>
          <table:table-cell table:style-name="ce12"/>
          <table:table-cell table:style-name="ce63"/>
          <table:table-cell table:style-name="ce56" table:number-columns-repeated="10"/>
          <table:table-cell table:number-columns-repeated="995"/>
        </table:table-row>
        <table:table-row table:style-name="ro1">
          <table:table-cell table:style-name="ce46" office:value-type="date" office:date-value="2022-01-10" calcext:value-type="date">
            <text:p>10.I.22</text:p>
          </table:table-cell>
          <table:table-cell table:style-name="ce48" table:formula="of:=5890.83" office:value-type="float" office:value="5890.83" calcext:value-type="float">
            <text:p>5 890,83</text:p>
          </table:table-cell>
          <table:table-cell table:style-name="ce48" office:value-type="float" office:value="534" calcext:value-type="float">
            <text:p>534,00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900" calcext:value-type="float">
            <text:p>900,00</text:p>
          </table:table-cell>
          <table:table-cell table:style-name="ce10" table:formula="of:=[.B82]+[.C82]+[.F82]" office:value-type="float" office:value="6447.6" calcext:value-type="float">
            <text:p>6 447,60</text:p>
          </table:table-cell>
          <table:table-cell/>
          <table:table-cell table:style-name="ce56" table:number-columns-repeated="12"/>
          <table:table-cell table:number-columns-repeated="995"/>
        </table:table-row>
        <table:table-row table:style-name="ro1">
          <table:table-cell table:style-name="ce46" office:value-type="date" office:date-value="2022-01-16" calcext:value-type="date">
            <text:p>16.I.22</text:p>
          </table:table-cell>
          <table:table-cell table:style-name="ce48" office:value-type="float" office:value="2523.25" calcext:value-type="float">
            <text:p>2 523,25</text:p>
          </table:table-cell>
          <table:table-cell table:style-name="ce48" office:value-type="float" office:value="1534" calcext:value-type="float">
            <text:p>1 534,00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020" calcext:value-type="float">
            <text:p>1 020,00</text:p>
          </table:table-cell>
          <table:table-cell table:style-name="ce10" table:formula="of:=[.B83]+[.C83]+[.F83]" office:value-type="float" office:value="4080.02" calcext:value-type="float">
            <text:p>4 080,02</text:p>
          </table:table-cell>
          <table:table-cell/>
          <table:table-cell table:style-name="ce56"/>
          <table:table-cell table:style-name="ce63"/>
          <table:table-cell table:style-name="ce56" table:number-columns-repeated="10"/>
          <table:table-cell table:number-columns-repeated="995"/>
        </table:table-row>
        <table:table-row table:style-name="ro1">
          <table:table-cell table:style-name="ce46" office:value-type="date" office:date-value="2022-02-04" calcext:value-type="date">
            <text:p>04.II.22</text:p>
          </table:table-cell>
          <table:table-cell table:style-name="ce48" office:value-type="float" office:value="1276.43" calcext:value-type="float">
            <text:p>1 276,43</text:p>
          </table:table-cell>
          <table:table-cell table:style-name="ce48" office:value-type="float" office:value="529.32" calcext:value-type="float">
            <text:p>529,32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478" calcext:value-type="float">
            <text:p>478,00</text:p>
          </table:table-cell>
          <table:table-cell table:style-name="ce10" table:formula="of:=[.B84]+[.C84]+[.F84]" office:value-type="float" office:value="1828.52" calcext:value-type="float">
            <text:p>1 828,52</text:p>
          </table:table-cell>
          <table:table-cell/>
          <table:table-cell table:style-name="ce56" table:number-columns-repeated="12"/>
          <table:table-cell table:number-columns-repeated="995"/>
        </table:table-row>
        <table:table-row table:style-name="ro1">
          <table:table-cell table:style-name="ce46" office:value-type="date" office:date-value="2022-02-10" calcext:value-type="date">
            <text:p>10.II.22</text:p>
          </table:table-cell>
          <table:table-cell table:style-name="ce48" office:value-type="float" office:value="5934.13" calcext:value-type="float">
            <text:p>5 934,13</text:p>
          </table:table-cell>
          <table:table-cell table:style-name="ce48" office:value-type="float" office:value="1529.32" calcext:value-type="float">
            <text:p>1 529,32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55" calcext:value-type="float">
            <text:p>155,00</text:p>
          </table:table-cell>
          <table:table-cell table:style-name="ce10" table:formula="of:=[.B85]+[.C85]+[.F85]" office:value-type="float" office:value="7486.22" calcext:value-type="float">
            <text:p>7 486,22</text:p>
          </table:table-cell>
          <table:table-cell/>
          <table:table-cell table:style-name="ce12"/>
          <table:table-cell table:style-name="ce56" table:number-columns-repeated="11"/>
          <table:table-cell table:number-columns-repeated="995"/>
        </table:table-row>
        <table:table-row table:style-name="ro1">
          <table:table-cell table:style-name="ce46" office:value-type="date" office:date-value="2022-02-20" calcext:value-type="date">
            <text:p>20.II.22</text:p>
          </table:table-cell>
          <table:table-cell table:style-name="ce48" office:value-type="float" office:value="4132.55" calcext:value-type="float">
            <text:p>4 132,55</text:p>
          </table:table-cell>
          <table:table-cell table:style-name="ce48" office:value-type="float" office:value="433.64" calcext:value-type="float">
            <text:p>433,64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76" calcext:value-type="float">
            <text:p>176,00</text:p>
          </table:table-cell>
          <table:table-cell table:style-name="ce10" table:formula="of:=[.B86]+[.C86]+[.F86]" office:value-type="float" office:value="4588.96" calcext:value-type="float">
            <text:p>4 588,96</text:p>
          </table:table-cell>
          <table:table-cell/>
          <table:table-cell table:style-name="ce56" table:number-columns-repeated="12"/>
          <table:table-cell table:number-columns-repeated="995"/>
        </table:table-row>
        <table:table-row table:style-name="ro1">
          <table:table-cell table:style-name="ce46" office:value-type="date" office:date-value="2022-02-26" calcext:value-type="date">
            <text:p>26.II.22</text:p>
          </table:table-cell>
          <table:table-cell table:style-name="ce48" office:value-type="float" office:value="3230.63" calcext:value-type="float">
            <text:p>3 230,63</text:p>
          </table:table-cell>
          <table:table-cell table:style-name="ce48" office:value-type="float" office:value="433.64" calcext:value-type="float">
            <text:p>433,64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279" calcext:value-type="float">
            <text:p>279,00</text:p>
          </table:table-cell>
          <table:table-cell table:style-name="ce10" table:formula="of:=[.B87]+[.C87]+[.F87]" office:value-type="float" office:value="3687.04" calcext:value-type="float">
            <text:p>3 687,04</text:p>
          </table:table-cell>
          <table:table-cell/>
          <table:table-cell table:style-name="ce56"/>
          <table:table-cell table:style-name="ce63"/>
          <table:table-cell table:style-name="ce56" table:number-columns-repeated="10"/>
          <table:table-cell table:number-columns-repeated="995"/>
        </table:table-row>
        <table:table-row table:style-name="ro1">
          <table:table-cell table:style-name="ce46" office:value-type="date" office:date-value="2022-03-06" calcext:value-type="date">
            <text:p>06.III.22</text:p>
          </table:table-cell>
          <table:table-cell table:style-name="ce48" office:value-type="float" office:value="1355.55" calcext:value-type="float">
            <text:p>1 355,55</text:p>
          </table:table-cell>
          <table:table-cell table:style-name="ce48" office:value-type="float" office:value="433.64" calcext:value-type="float">
            <text:p>433,64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83" calcext:value-type="float">
            <text:p>83,00</text:p>
          </table:table-cell>
          <table:table-cell table:style-name="ce10" table:formula="of:=[.B88]+[.C88]+[.F88]" office:value-type="float" office:value="1811.96" calcext:value-type="float">
            <text:p>1 811,96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3-09" calcext:value-type="date">
            <text:p>09.III.22</text:p>
          </table:table-cell>
          <table:table-cell table:style-name="ce48" office:value-type="float" office:value="9003.88" calcext:value-type="float">
            <text:p>9 003,88</text:p>
          </table:table-cell>
          <table:table-cell table:style-name="ce48" office:value-type="float" office:value="433.64" calcext:value-type="float">
            <text:p>433,64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83" calcext:value-type="float">
            <text:p>83,00</text:p>
          </table:table-cell>
          <table:table-cell table:style-name="ce10" table:formula="of:=[.B89]+[.C89]+[.F89]" office:value-type="float" office:value="9460.29" calcext:value-type="float">
            <text:p>9 460,29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3-27" calcext:value-type="date">
            <text:p>27.III.22</text:p>
          </table:table-cell>
          <table:table-cell table:style-name="ce48" office:value-type="float" office:value="4889.11" calcext:value-type="float">
            <text:p>4 889,11</text:p>
          </table:table-cell>
          <table:table-cell table:style-name="ce48" office:value-type="float" office:value="271.55" calcext:value-type="float">
            <text:p>271,55</text:p>
          </table:table-cell>
          <table:table-cell table:style-name="ce48" table:number-columns-repeated="2"/>
          <table:table-cell table:style-name="ce48" table:formula="of:=[.F89]" office:value-type="float" office:value="22.77" calcext:value-type="float">
            <text:p>22,77</text:p>
          </table:table-cell>
          <table:table-cell table:style-name="ce48" office:value-type="float" office:value="12" calcext:value-type="float">
            <text:p>12,00</text:p>
          </table:table-cell>
          <table:table-cell table:style-name="ce10" table:formula="of:=[.B90]+[.C90]+[.F90]" office:value-type="float" office:value="5183.43" calcext:value-type="float">
            <text:p>5 183,43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05" calcext:value-type="date">
            <text:p>05.IV.22</text:p>
          </table:table-cell>
          <table:table-cell table:style-name="ce48" office:value-type="float" office:value="4868.21" calcext:value-type="float">
            <text:p>4 868,21</text:p>
          </table:table-cell>
          <table:table-cell table:style-name="ce48" office:value-type="float" office:value="202.6" calcext:value-type="float">
            <text:p>202,60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91]+[.C91]+[.F91]" office:value-type="float" office:value="5093.58" calcext:value-type="float">
            <text:p>5 093,58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08" calcext:value-type="date">
            <text:p>08.IV.22</text:p>
          </table:table-cell>
          <table:table-cell table:style-name="ce48" office:value-type="float" office:value="8450.56" calcext:value-type="float">
            <text:p>8 450,56</text:p>
          </table:table-cell>
          <table:table-cell table:style-name="ce48" office:value-type="float" office:value="2202.6" calcext:value-type="float">
            <text:p>2 202,60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7" calcext:value-type="float">
            <text:p>7,00</text:p>
          </table:table-cell>
          <table:table-cell table:style-name="ce10" table:formula="of:=[.B92]+[.C92]+[.F92]" office:value-type="float" office:value="10675.93" calcext:value-type="float">
            <text:p>10 675,93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09" calcext:value-type="date">
            <text:p>09.IV.22</text:p>
          </table:table-cell>
          <table:table-cell table:style-name="ce48" office:value-type="float" office:value="8380.56" calcext:value-type="float">
            <text:p>8 380,56</text:p>
          </table:table-cell>
          <table:table-cell table:style-name="ce48" table:formula="of:=[.C92]" office:value-type="float" office:value="2202.6" calcext:value-type="float">
            <text:p>2 202,60</text:p>
          </table:table-cell>
          <table:table-cell table:style-name="ce48" table:number-columns-repeated="2"/>
          <table:table-cell table:style-name="ce48" table:formula="of:=[.F92]" office:value-type="float" office:value="22.77" calcext:value-type="float">
            <text:p>22,77</text:p>
          </table:table-cell>
          <table:table-cell table:style-name="ce48" table:formula="of:=[.G92]" office:value-type="float" office:value="7" calcext:value-type="float">
            <text:p>7,00</text:p>
          </table:table-cell>
          <table:table-cell table:style-name="ce10" table:formula="of:=[.B93]+[.C93]+[.F93]" office:value-type="float" office:value="10605.93" calcext:value-type="float">
            <text:p>10 605,93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12" calcext:value-type="date">
            <text:p>12.IV.22</text:p>
          </table:table-cell>
          <table:table-cell table:style-name="ce48" table:formula="of:=6615.56" office:value-type="float" office:value="6615.56" calcext:value-type="float">
            <text:p>6 615,56</text:p>
          </table:table-cell>
          <table:table-cell table:style-name="ce48" office:value-type="float" office:value="1558.32" calcext:value-type="float">
            <text:p>1 558,32</text:p>
          </table:table-cell>
          <table:table-cell table:style-name="ce48" table:number-columns-repeated="2"/>
          <table:table-cell table:style-name="ce48" table:formula="of:=[.F93]" office:value-type="float" office:value="22.77" calcext:value-type="float">
            <text:p>22,77</text:p>
          </table:table-cell>
          <table:table-cell table:style-name="ce48" table:formula="of:=[.G93]" office:value-type="float" office:value="7" calcext:value-type="float">
            <text:p>7,00</text:p>
          </table:table-cell>
          <table:table-cell table:style-name="ce10" table:formula="of:=[.B94]+[.C94]+[.F94]" office:value-type="float" office:value="8196.65" calcext:value-type="float">
            <text:p>8 196,65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14" calcext:value-type="date">
            <text:p>14.IV.22</text:p>
          </table:table-cell>
          <table:table-cell table:style-name="ce48" office:value-type="float" office:value="5861.11" calcext:value-type="float">
            <text:p>5 861,11</text:p>
          </table:table-cell>
          <table:table-cell table:style-name="ce48" table:formula="of:=[.C94]" office:value-type="float" office:value="1558.32" calcext:value-type="float">
            <text:p>1 558,32</text:p>
          </table:table-cell>
          <table:table-cell table:style-name="ce48" table:number-columns-repeated="2"/>
          <table:table-cell table:style-name="ce48" table:formula="of:=[.F94]" office:value-type="float" office:value="22.77" calcext:value-type="float">
            <text:p>22,77</text:p>
          </table:table-cell>
          <table:table-cell table:style-name="ce48" office:value-type="float" office:value="51" calcext:value-type="float">
            <text:p>51,00</text:p>
          </table:table-cell>
          <table:table-cell table:style-name="ce10" table:formula="of:=[.B95]+[.C95]+[.F95]" office:value-type="float" office:value="7442.2" calcext:value-type="float">
            <text:p>7 442,20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27" calcext:value-type="date">
            <text:p>27.IV.22</text:p>
          </table:table-cell>
          <table:table-cell table:style-name="ce48" office:value-type="float" office:value="3882.76" calcext:value-type="float">
            <text:p>3 882,76</text:p>
          </table:table-cell>
          <table:table-cell table:style-name="ce48" office:value-type="float" office:value="571.56" calcext:value-type="float">
            <text:p>571,56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525" calcext:value-type="float">
            <text:p>525,00</text:p>
          </table:table-cell>
          <table:table-cell table:style-name="ce10" table:formula="of:=[.B96]+[.C96]+[.F96]" office:value-type="float" office:value="4477.09" calcext:value-type="float">
            <text:p>4 477,09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07" calcext:value-type="date">
            <text:p>07.V.22</text:p>
          </table:table-cell>
          <table:table-cell table:style-name="ce48" office:value-type="float" office:value="1986.24" calcext:value-type="float">
            <text:p>1 986,24</text:p>
          </table:table-cell>
          <table:table-cell table:style-name="ce48" office:value-type="float" office:value="446.27" calcext:value-type="float">
            <text:p>446,27</text:p>
          </table:table-cell>
          <table:table-cell table:style-name="ce48" table:number-columns-repeated="2"/>
          <table:table-cell table:style-name="ce48" table:formula="of:=[.F96]" office:value-type="float" office:value="22.77" calcext:value-type="float">
            <text:p>22,77</text:p>
          </table:table-cell>
          <table:table-cell table:style-name="ce48" office:value-type="float" office:value="504" calcext:value-type="float">
            <text:p>504,00</text:p>
          </table:table-cell>
          <table:table-cell table:style-name="ce10" table:formula="of:=[.B97]+[.C97]+[.F97]" office:value-type="float" office:value="2455.28" calcext:value-type="float">
            <text:p>2 455,28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11" calcext:value-type="date">
            <text:p>11.V.22</text:p>
          </table:table-cell>
          <table:table-cell table:style-name="ce48" office:value-type="float" office:value="7021.43" calcext:value-type="float">
            <text:p>7 021,43</text:p>
          </table:table-cell>
          <table:table-cell table:style-name="ce48" office:value-type="float" office:value="2373.48" calcext:value-type="float">
            <text:p>2 373,48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504" calcext:value-type="float">
            <text:p>504,00</text:p>
          </table:table-cell>
          <table:table-cell table:style-name="ce10" table:formula="of:=[.B98]+[.C98]+[.F98]" office:value-type="float" office:value="9417.68" calcext:value-type="float">
            <text:p>9 417,68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15" calcext:value-type="date">
            <text:p>15.V.22</text:p>
          </table:table-cell>
          <table:table-cell table:style-name="ce48" office:value-type="float" office:value="6954.75" calcext:value-type="float">
            <text:p>6 954,75</text:p>
          </table:table-cell>
          <table:table-cell table:style-name="ce48" office:value-type="float" office:value="1468.32" calcext:value-type="float">
            <text:p>1 468,32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410" calcext:value-type="float">
            <text:p>1 410,00</text:p>
          </table:table-cell>
          <table:table-cell table:style-name="ce10" table:formula="of:=[.B99]+[.C99]+[.F99]" office:value-type="float" office:value="8445.84" calcext:value-type="float">
            <text:p>8 445,84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18" calcext:value-type="date">
            <text:p>18.V.22</text:p>
          </table:table-cell>
          <table:table-cell table:style-name="ce48" office:value-type="float" office:value="4369.2" calcext:value-type="float">
            <text:p>4 369,20</text:p>
          </table:table-cell>
          <table:table-cell table:style-name="ce48" office:value-type="float" office:value="463.29" calcext:value-type="float">
            <text:p>463,29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210" calcext:value-type="float">
            <text:p>1 210,00</text:p>
          </table:table-cell>
          <table:table-cell table:style-name="ce10" table:formula="of:=[.B100]+[.C100]+[.F100]" office:value-type="float" office:value="4855.26" calcext:value-type="float">
            <text:p>4 855,26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29" calcext:value-type="date">
            <text:p>29.V.22</text:p>
          </table:table-cell>
          <table:table-cell table:style-name="ce48" office:value-type="float" office:value="3363.26" calcext:value-type="float">
            <text:p>3 363,26</text:p>
          </table:table-cell>
          <table:table-cell table:style-name="ce48" office:value-type="float" office:value="373.79" calcext:value-type="float">
            <text:p>373,79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794" calcext:value-type="float">
            <text:p>794,00</text:p>
          </table:table-cell>
          <table:table-cell table:style-name="ce10" table:formula="of:=[.B101]+[.C101]+[.F101]" office:value-type="float" office:value="3759.82" calcext:value-type="float">
            <text:p>3 759,82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31" calcext:value-type="date">
            <text:p>31.V.22</text:p>
          </table:table-cell>
          <table:table-cell table:style-name="ce48" office:value-type="float" office:value="3524.28" calcext:value-type="float">
            <text:p>3 524,28</text:p>
          </table:table-cell>
          <table:table-cell table:style-name="ce48" office:value-type="float" office:value="2283.65" calcext:value-type="float">
            <text:p>2 283,65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425" calcext:value-type="float">
            <text:p>425,00</text:p>
          </table:table-cell>
          <table:table-cell table:style-name="ce10" table:formula="of:=[.B102]+[.C102]+[.F102]" office:value-type="float" office:value="5830.7" calcext:value-type="float">
            <text:p>5 830,70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6-13" calcext:value-type="date">
            <text:p>13.VI.22</text:p>
          </table:table-cell>
          <table:table-cell table:style-name="ce48" office:value-type="float" office:value="10155.44" calcext:value-type="float">
            <text:p>10 155,44</text:p>
          </table:table-cell>
          <table:table-cell table:style-name="ce48" office:value-type="float" office:value="157.65" calcext:value-type="float">
            <text:p>157,65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30" calcext:value-type="float">
            <text:p>30,00</text:p>
          </table:table-cell>
          <table:table-cell table:style-name="ce10" table:formula="of:=[.B103]+[.C103]+[.F103]" office:value-type="float" office:value="10335.86" calcext:value-type="float">
            <text:p>10 335,86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6-17" calcext:value-type="date">
            <text:p>17.VI.22</text:p>
          </table:table-cell>
          <table:table-cell table:style-name="ce48" office:value-type="float" office:value="9284.76" calcext:value-type="float">
            <text:p>9 284,76</text:p>
          </table:table-cell>
          <table:table-cell table:style-name="ce48" office:value-type="float" office:value="97.65" calcext:value-type="float">
            <text:p>97,65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104]+[.C104]+[.F104]" office:value-type="float" office:value="9405.18" calcext:value-type="float">
            <text:p>9 405,18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7-26" calcext:value-type="date">
            <text:p>26.VII.22</text:p>
          </table:table-cell>
          <table:table-cell table:style-name="ce48" office:value-type="float" office:value="6388.12" calcext:value-type="float">
            <text:p>6 388,12</text:p>
          </table:table-cell>
          <table:table-cell table:style-name="ce48" office:value-type="float" office:value="1781.26" calcext:value-type="float">
            <text:p>1 781,26</text:p>
          </table:table-cell>
          <table:table-cell table:style-name="ce48" table:number-columns-repeated="2"/>
          <table:table-cell table:style-name="ce48" office:value-type="float" office:value="132.42" calcext:value-type="float">
            <text:p>132,42</text:p>
          </table:table-cell>
          <table:table-cell table:style-name="ce48" office:value-type="float" office:value="100" calcext:value-type="float">
            <text:p>100,00</text:p>
          </table:table-cell>
          <table:table-cell table:style-name="ce10" table:formula="of:=[.B105]+[.C105]+[.F105]" office:value-type="float" office:value="8301.8" calcext:value-type="float">
            <text:p>8 301,80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8-10" calcext:value-type="date">
            <text:p>10.VIII.22</text:p>
          </table:table-cell>
          <table:table-cell table:style-name="ce48" office:value-type="float" office:value="12048.99" calcext:value-type="float">
            <text:p>12 048,99</text:p>
          </table:table-cell>
          <table:table-cell table:style-name="ce48" office:value-type="float" office:value="849.77" calcext:value-type="float">
            <text:p>849,77</text:p>
          </table:table-cell>
          <table:table-cell table:style-name="ce48" table:number-columns-repeated="2"/>
          <table:table-cell table:style-name="ce48" office:value-type="float" office:value="97.43" calcext:value-type="float">
            <text:p>97,43</text:p>
          </table:table-cell>
          <table:table-cell table:style-name="ce48" office:value-type="float" office:value="3" calcext:value-type="float">
            <text:p>3,00</text:p>
          </table:table-cell>
          <table:table-cell table:style-name="ce10" table:formula="of:=[.B106]+[.C106]+[.F106]" office:value-type="float" office:value="12996.19" calcext:value-type="float">
            <text:p>12 996,19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8-27" calcext:value-type="date">
            <text:p>27.VIII.22</text:p>
          </table:table-cell>
          <table:table-cell table:style-name="ce48" office:value-type="float" office:value="8637.64" calcext:value-type="float">
            <text:p>8 637,64</text:p>
          </table:table-cell>
          <table:table-cell table:style-name="ce48" office:value-type="float" office:value="684.39" calcext:value-type="float">
            <text:p>684,39</text:p>
          </table:table-cell>
          <table:table-cell table:style-name="ce48" table:number-columns-repeated="2"/>
          <table:table-cell table:style-name="ce48" office:value-type="float" office:value="97.43" calcext:value-type="float">
            <text:p>97,43</text:p>
          </table:table-cell>
          <table:table-cell table:style-name="ce48" office:value-type="float" office:value="92" calcext:value-type="float">
            <text:p>92,00</text:p>
          </table:table-cell>
          <table:table-cell table:style-name="ce10" table:formula="of:=[.B107]+[.C107]+[.F107]" office:value-type="float" office:value="9419.46" calcext:value-type="float">
            <text:p>9 419,46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05" calcext:value-type="date">
            <text:p>05.IX.22</text:p>
          </table:table-cell>
          <table:table-cell table:style-name="ce48" office:value-type="float" office:value="7798.61" calcext:value-type="float">
            <text:p>7 798,61</text:p>
          </table:table-cell>
          <table:table-cell table:style-name="ce48" office:value-type="float" office:value="574.39" calcext:value-type="float">
            <text:p>574,39</text:p>
          </table:table-cell>
          <table:table-cell table:style-name="ce48" table:number-columns-repeated="2"/>
          <table:table-cell table:style-name="ce48" office:value-type="float" office:value="97.43" calcext:value-type="float">
            <text:p>97,43</text:p>
          </table:table-cell>
          <table:table-cell table:style-name="ce48" office:value-type="float" office:value="55" calcext:value-type="float">
            <text:p>55,00</text:p>
          </table:table-cell>
          <table:table-cell table:style-name="ce10" table:formula="of:=[.B108]+[.C108]+[.F108]" office:value-type="float" office:value="8470.43" calcext:value-type="float">
            <text:p>8 470,43</text:p>
          </table:table-cell>
          <table:table-cell/>
          <table:table-cell table:style-name="ce56" table:number-columns-repeated="2"/>
          <table:table-cell table:style-name="ce63"/>
          <table:table-cell table:style-name="ce56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06" calcext:value-type="date">
            <text:p>06.IX.22</text:p>
          </table:table-cell>
          <table:table-cell table:style-name="ce48" table:formula="of:=[.B108]" office:value-type="float" office:value="7798.61" calcext:value-type="float">
            <text:p>7 798,61</text:p>
          </table:table-cell>
          <table:table-cell table:style-name="ce48" table:formula="of:=[.C108]" office:value-type="float" office:value="574.39" calcext:value-type="float">
            <text:p>574,39</text:p>
          </table:table-cell>
          <table:table-cell table:style-name="ce48" table:number-columns-repeated="2"/>
          <table:table-cell table:style-name="ce48" table:formula="of:=[.F108]" office:value-type="float" office:value="97.43" calcext:value-type="float">
            <text:p>97,43</text:p>
          </table:table-cell>
          <table:table-cell table:style-name="ce48" table:formula="of:=[.G108]+5000" office:value-type="float" office:value="5055" calcext:value-type="float">
            <text:p>5 055,00</text:p>
          </table:table-cell>
          <table:table-cell table:style-name="ce10" table:formula="of:=[.B109]+[.C109]+[.F109]" office:value-type="float" office:value="8470.43" calcext:value-type="float">
            <text:p>8 470,43</text:p>
          </table:table-cell>
          <table:table-cell/>
          <table:table-cell table:style-name="ce56" table:number-columns-repeated="2"/>
          <table:table-cell table:style-name="ce15"/>
          <table:table-cell table:style-name="ce63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09" calcext:value-type="date">
            <text:p>09.IX.22</text:p>
          </table:table-cell>
          <table:table-cell table:style-name="ce48" office:value-type="float" office:value="10385.48" calcext:value-type="float">
            <text:p>10 385,48</text:p>
          </table:table-cell>
          <table:table-cell table:style-name="ce48" office:value-type="float" office:value="406.51" calcext:value-type="float">
            <text:p>406,51</text:p>
          </table:table-cell>
          <table:table-cell table:style-name="ce48" table:number-columns-repeated="2"/>
          <table:table-cell table:style-name="ce48" table:formula="of:=[.F109]" office:value-type="float" office:value="97.43" calcext:value-type="float">
            <text:p>97,43</text:p>
          </table:table-cell>
          <table:table-cell table:style-name="ce48" office:value-type="float" office:value="4990" calcext:value-type="float">
            <text:p>4 990,00</text:p>
          </table:table-cell>
          <table:table-cell table:style-name="ce10" table:formula="of:=[.B110]+[.C110]+[.F110]" office:value-type="float" office:value="10889.42" calcext:value-type="float">
            <text:p>10 889,42</text:p>
          </table:table-cell>
          <table:table-cell/>
          <table:table-cell table:style-name="ce56" table:number-columns-repeated="2"/>
          <table:table-cell table:style-name="ce15"/>
          <table:table-cell table:style-name="ce56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12" calcext:value-type="date">
            <text:p>12.IX.22</text:p>
          </table:table-cell>
          <table:table-cell table:style-name="ce48" office:value-type="float" office:value="9375.81" calcext:value-type="float">
            <text:p>9 375,81</text:p>
          </table:table-cell>
          <table:table-cell table:style-name="ce48" table:formula="of:=[.C110]" office:value-type="float" office:value="406.51" calcext:value-type="float">
            <text:p>406,51</text:p>
          </table:table-cell>
          <table:table-cell table:style-name="ce48" table:number-columns-repeated="2"/>
          <table:table-cell table:style-name="ce48" table:formula="of:=[.F110]" office:value-type="float" office:value="97.43" calcext:value-type="float">
            <text:p>97,43</text:p>
          </table:table-cell>
          <table:table-cell table:style-name="ce48" office:value-type="float" office:value="56" calcext:value-type="float">
            <text:p>56,00</text:p>
          </table:table-cell>
          <table:table-cell table:style-name="ce10" table:formula="of:=[.B111]+[.C111]+[.F111]" office:value-type="float" office:value="9879.75" calcext:value-type="float">
            <text:p>9 879,75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15" calcext:value-type="date">
            <text:p>15.IX.22</text:p>
          </table:table-cell>
          <table:table-cell table:style-name="ce48" office:value-type="float" office:value="9069.73" calcext:value-type="float">
            <text:p>9 069,73</text:p>
          </table:table-cell>
          <table:table-cell table:style-name="ce48" table:formula="of:=[.C111]" office:value-type="float" office:value="406.51" calcext:value-type="float">
            <text:p>406,51</text:p>
          </table:table-cell>
          <table:table-cell table:style-name="ce48" table:number-columns-repeated="2"/>
          <table:table-cell table:style-name="ce48" table:formula="of:=[.F111]" office:value-type="float" office:value="97.43" calcext:value-type="float">
            <text:p>97,43</text:p>
          </table:table-cell>
          <table:table-cell table:style-name="ce48" office:value-type="float" office:value="306" calcext:value-type="float">
            <text:p>306,00</text:p>
          </table:table-cell>
          <table:table-cell table:style-name="ce10" table:formula="of:=[.B112]+[.C112]+[.F112]" office:value-type="float" office:value="9573.67" calcext:value-type="float">
            <text:p>9 573,67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23" calcext:value-type="date">
            <text:p>23.IX.22</text:p>
          </table:table-cell>
          <table:table-cell table:style-name="ce48" office:value-type="float" office:value="131.43" calcext:value-type="float">
            <text:p>131,43</text:p>
          </table:table-cell>
          <table:table-cell table:style-name="ce48" office:value-type="float" office:value="106.51" calcext:value-type="float">
            <text:p>106,51</text:p>
          </table:table-cell>
          <table:table-cell table:style-name="ce48"/>
          <table:table-cell table:style-name="ce48" office:value-type="float" office:value="8600" calcext:value-type="float">
            <text:p>8 600,00</text:p>
          </table:table-cell>
          <table:table-cell table:style-name="ce48" table:formula="of:=[.F112]" office:value-type="float" office:value="97.43" calcext:value-type="float">
            <text:p>97,43</text:p>
          </table:table-cell>
          <table:table-cell table:style-name="ce48" office:value-type="float" office:value="306" calcext:value-type="float">
            <text:p>306,00</text:p>
          </table:table-cell>
          <table:table-cell table:style-name="ce10" table:formula="of:=[.B113]+[.C113]+[.F113]" office:value-type="float" office:value="335.37" calcext:value-type="float">
            <text:p>335,37</text:p>
          </table:table-cell>
          <table:table-cell/>
          <table:table-cell table:style-name="ce56" table:number-columns-repeated="2"/>
          <table:table-cell table:style-name="ce63" table:number-columns-repeated="2"/>
          <table:table-cell table:style-name="ce15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28" calcext:value-type="date">
            <text:p>28.IX.22</text:p>
          </table:table-cell>
          <table:table-cell table:style-name="ce48" office:value-type="float" office:value="34.66" calcext:value-type="float">
            <text:p>34,66</text:p>
          </table:table-cell>
          <table:table-cell table:style-name="ce48" office:value-type="float" office:value="6.51" calcext:value-type="float">
            <text:p>6,51</text:p>
          </table:table-cell>
          <table:table-cell table:style-name="ce48"/>
          <table:table-cell table:style-name="ce48" office:value-type="float" office:value="8700" calcext:value-type="float">
            <text:p>8 700,00</text:p>
          </table:table-cell>
          <table:table-cell table:style-name="ce48" table:formula="of:=[.F113]" office:value-type="float" office:value="97.43" calcext:value-type="float">
            <text:p>97,43</text:p>
          </table:table-cell>
          <table:table-cell table:style-name="ce48" office:value-type="float" office:value="550" calcext:value-type="float">
            <text:p>550,00</text:p>
          </table:table-cell>
          <table:table-cell table:style-name="ce10" table:formula="of:=[.B114]+[.C114]+[.F114]" office:value-type="float" office:value="138.6" calcext:value-type="float">
            <text:p>138,60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0-08" calcext:value-type="date">
            <text:p>08.X.22</text:p>
          </table:table-cell>
          <table:table-cell table:style-name="ce48" office:value-type="float" office:value="5900.32" calcext:value-type="float">
            <text:p>5 900,32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office:value-type="float" office:value="8283.02" calcext:value-type="float">
            <text:p>8 283,02</text:p>
          </table:table-cell>
          <table:table-cell table:style-name="ce48" office:value-type="float" office:value="20.48" calcext:value-type="float">
            <text:p>20,48</text:p>
          </table:table-cell>
          <table:table-cell table:style-name="ce48" office:value-type="float" office:value="160" calcext:value-type="float">
            <text:p>160,00</text:p>
          </table:table-cell>
          <table:table-cell table:style-name="ce10" table:formula="of:=[.B115]+[.C115]+[.F115]" office:value-type="float" office:value="5927.21" calcext:value-type="float">
            <text:p>5 927,21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0-14" calcext:value-type="date">
            <text:p>14.X.22</text:p>
          </table:table-cell>
          <table:table-cell table:style-name="ce48" office:value-type="float" office:value="203.82" calcext:value-type="float">
            <text:p>203,82</text:p>
          </table:table-cell>
          <table:table-cell table:style-name="ce48" table:formula="of:=[.C115]" office:value-type="float" office:value="6.41" calcext:value-type="float">
            <text:p>6,41</text:p>
          </table:table-cell>
          <table:table-cell table:style-name="ce48"/>
          <table:table-cell table:style-name="ce48" office:value-type="float" office:value="12812" calcext:value-type="float">
            <text:p>12 812,00</text:p>
          </table:table-cell>
          <table:table-cell table:style-name="ce48" table:formula="of:=[.F115]" office:value-type="float" office:value="20.48" calcext:value-type="float">
            <text:p>20,48</text:p>
          </table:table-cell>
          <table:table-cell table:style-name="ce48" office:value-type="float" office:value="68" calcext:value-type="float">
            <text:p>68,00</text:p>
          </table:table-cell>
          <table:table-cell table:style-name="ce10" table:formula="of:=[.B116]+[.C116]+[.F116]" office:value-type="float" office:value="230.71" calcext:value-type="float">
            <text:p>230,71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0-25" calcext:value-type="date">
            <text:p>25.X.22</text:p>
          </table:table-cell>
          <table:table-cell table:style-name="ce48" office:value-type="float" office:value="130.53" calcext:value-type="float">
            <text:p>130,53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office:value-type="float" office:value="12261.61" calcext:value-type="float">
            <text:p>12 261,61</text:p>
          </table:table-cell>
          <table:table-cell table:style-name="ce48" office:value-type="float" office:value="20.48" calcext:value-type="float">
            <text:p>20,48</text:p>
          </table:table-cell>
          <table:table-cell table:style-name="ce48" office:value-type="float" office:value="10" calcext:value-type="float">
            <text:p>10,00</text:p>
          </table:table-cell>
          <table:table-cell table:style-name="ce10" table:formula="of:=[.B117]+[.C117]+[.F117]" office:value-type="float" office:value="157.42" calcext:value-type="float">
            <text:p>157,42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1-09" calcext:value-type="date">
            <text:p>09.XI.22</text:p>
          </table:table-cell>
          <table:table-cell table:style-name="ce48" office:value-type="float" office:value="6550.6" calcext:value-type="float">
            <text:p>6 550,60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707.39+9365.06" office:value-type="float" office:value="10072.45" calcext:value-type="float">
            <text:p>10 072,45</text:p>
          </table:table-cell>
          <table:table-cell table:style-name="ce48" office:value-type="float" office:value="20.48" calcext:value-type="float">
            <text:p>20,48</text:p>
          </table:table-cell>
          <table:table-cell table:style-name="ce48" office:value-type="float" office:value="127" calcext:value-type="float">
            <text:p>127,00</text:p>
          </table:table-cell>
          <table:table-cell table:style-name="ce10" table:formula="of:=[.B118]+[.C118]+[.F118]" office:value-type="float" office:value="6577.49" calcext:value-type="float">
            <text:p>6 577,49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1-18" calcext:value-type="date">
            <text:p>18.XI.22</text:p>
          </table:table-cell>
          <table:table-cell table:style-name="ce48" office:value-type="float" office:value="255.37" calcext:value-type="float">
            <text:p>255,37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1683.46+14065.06" office:value-type="float" office:value="15748.52" calcext:value-type="float">
            <text:p>15 748,52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7" calcext:value-type="float">
            <text:p>27,00</text:p>
          </table:table-cell>
          <table:table-cell table:style-name="ce10" table:formula="of:=[.B119]+[.C119]+[.F119]" office:value-type="float" office:value="262.68" calcext:value-type="float">
            <text:p>262,68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1-26" calcext:value-type="date">
            <text:p>26.XI.22</text:p>
          </table:table-cell>
          <table:table-cell table:style-name="ce48" office:value-type="float" office:value="251.87" calcext:value-type="float">
            <text:p>251,87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13056.06+745.83" office:value-type="float" office:value="13801.89" calcext:value-type="float">
            <text:p>13 801,89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table:formula="of:=[.G119]" office:value-type="float" office:value="27" calcext:value-type="float">
            <text:p>27,00</text:p>
          </table:table-cell>
          <table:table-cell table:style-name="ce10" table:formula="of:=[.B120]+[.C120]+[.F120]" office:value-type="float" office:value="259.18" calcext:value-type="float">
            <text:p>259,18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2-07" calcext:value-type="date">
            <text:p>07.XII.22</text:p>
          </table:table-cell>
          <table:table-cell table:style-name="ce48" office:value-type="float" office:value="19" calcext:value-type="float">
            <text:p>19,00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334.51+13120.07" office:value-type="float" office:value="13454.58" calcext:value-type="float">
            <text:p>13 454,58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table:formula="of:=20" office:value-type="float" office:value="20" calcext:value-type="float">
            <text:p>20,00</text:p>
          </table:table-cell>
          <table:table-cell table:style-name="ce10" table:formula="of:=[.B121]+[.C121]+[.F121]" office:value-type="float" office:value="26.31" calcext:value-type="float">
            <text:p>26,31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2-08" calcext:value-type="date">
            <text:p>08.XII.22</text:p>
          </table:table-cell>
          <table:table-cell table:style-name="ce48" office:value-type="float" office:value="7667.13" calcext:value-type="float">
            <text:p>7 667,13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226.72+13120.07" office:value-type="float" office:value="13346.79" calcext:value-type="float">
            <text:p>13 346,79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122]+[.C122]+[.F122]" office:value-type="float" office:value="7674.44" calcext:value-type="float">
            <text:p>7 674,44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2-13" calcext:value-type="date">
            <text:p>13.XII.22</text:p>
          </table:table-cell>
          <table:table-cell table:style-name="ce48" office:value-type="float" office:value="6677.94" calcext:value-type="float">
            <text:p>6 677,94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224.22+13120.07" office:value-type="float" office:value="13344.29" calcext:value-type="float">
            <text:p>13 344,29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123]+[.C123]+[.F123]" office:value-type="float" office:value="6685.25" calcext:value-type="float">
            <text:p>6 685,25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2-18" calcext:value-type="date">
            <text:p>18.XII.22</text:p>
          </table:table-cell>
          <table:table-cell table:style-name="ce48" office:value-type="float" office:value="559.01" calcext:value-type="float">
            <text:p>559,01</text:p>
          </table:table-cell>
          <table:table-cell table:style-name="ce48" office:value-type="float" office:value="2506.41" calcext:value-type="float">
            <text:p>2 506,41</text:p>
          </table:table-cell>
          <table:table-cell table:style-name="ce48"/>
          <table:table-cell table:style-name="ce48" table:formula="of:=1088.49+13120.07" office:value-type="float" office:value="14208.56" calcext:value-type="float">
            <text:p>14 208,56</text:p>
          </table:table-cell>
          <table:table-cell table:style-name="ce48" table:formula="of:=[.F123]" office:value-type="float" office:value="0.9" calcext:value-type="float">
            <text:p>0,90</text:p>
          </table:table-cell>
          <table:table-cell table:style-name="ce48" office:value-type="float" office:value="100" calcext:value-type="float">
            <text:p>100,00</text:p>
          </table:table-cell>
          <table:table-cell table:style-name="ce10" table:formula="of:=[.B124]+[.C124]+[.F124]" office:value-type="float" office:value="3066.32" calcext:value-type="float">
            <text:p>3 066,32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01" calcext:value-type="date">
            <text:p>01.I.23</text:p>
          </table:table-cell>
          <table:table-cell table:style-name="ce48" office:value-type="float" office:value="415.61" calcext:value-type="float">
            <text:p>415,61</text:p>
          </table:table-cell>
          <table:table-cell table:style-name="ce48" table:formula="of:=6.41+2507.8" office:value-type="float" office:value="2514.21" calcext:value-type="float">
            <text:p>2 514,21</text:p>
          </table:table-cell>
          <table:table-cell table:style-name="ce48"/>
          <table:table-cell table:style-name="ce48" table:formula="of:=166.23+13170.45" office:value-type="float" office:value="13336.68" calcext:value-type="float">
            <text:p>13 336,68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684" calcext:value-type="float">
            <text:p>684,00</text:p>
          </table:table-cell>
          <table:table-cell table:style-name="ce10" table:formula="of:=[.B125]+[.C125]+[.F125]" office:value-type="float" office:value="2930.72" calcext:value-type="float">
            <text:p>2 930,72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06" calcext:value-type="date">
            <text:p>06.I.23</text:p>
          </table:table-cell>
          <table:table-cell table:style-name="ce48" office:value-type="float" office:value="194.52" calcext:value-type="float">
            <text:p>194,52</text:p>
          </table:table-cell>
          <table:table-cell table:style-name="ce48" table:formula="of:=[.C125]" office:value-type="float" office:value="2514.21" calcext:value-type="float">
            <text:p>2 514,21</text:p>
          </table:table-cell>
          <table:table-cell table:style-name="ce48"/>
          <table:table-cell table:style-name="ce48" table:formula="of:=140.43+13170.45" office:value-type="float" office:value="13310.88" calcext:value-type="float">
            <text:p>13 310,88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table:formula="of:=628" office:value-type="float" office:value="628" calcext:value-type="float">
            <text:p>628,00</text:p>
          </table:table-cell>
          <table:table-cell table:style-name="ce10" table:formula="of:=[.B126]+[.C126]+[.F126]" office:value-type="float" office:value="2709.63" calcext:value-type="float">
            <text:p>2 709,63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11" calcext:value-type="date">
            <text:p>11.I.23</text:p>
          </table:table-cell>
          <table:table-cell table:style-name="ce48" office:value-type="float" office:value="17913.7" calcext:value-type="float">
            <text:p>17 913,70</text:p>
          </table:table-cell>
          <table:table-cell table:style-name="ce48" table:formula="of:=[.C126]" office:value-type="float" office:value="2514.21" calcext:value-type="float">
            <text:p>2 514,21</text:p>
          </table:table-cell>
          <table:table-cell table:style-name="ce48"/>
          <table:table-cell table:style-name="ce48" office:value-type="float" office:value="2000" calcext:value-type="float">
            <text:p>2 00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373" calcext:value-type="float">
            <text:p>373,00</text:p>
          </table:table-cell>
          <table:table-cell table:style-name="ce10" table:formula="of:=[.B127]+[.C127]+[.F127]" office:value-type="float" office:value="20428.81" calcext:value-type="float">
            <text:p>20 428,81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16" calcext:value-type="date">
            <text:p>16.I.23</text:p>
          </table:table-cell>
          <table:table-cell table:style-name="ce48" office:value-type="float" office:value="405" calcext:value-type="float">
            <text:p>405,00</text:p>
          </table:table-cell>
          <table:table-cell table:style-name="ce48" table:formula="of:=1774.43+3507.8" office:value-type="float" office:value="5282.23" calcext:value-type="float">
            <text:p>5 282,23</text:p>
          </table:table-cell>
          <table:table-cell table:style-name="ce48" table:formula="of:=985+11000" office:value-type="float" office:value="11985" calcext:value-type="float">
            <text:p>11 985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54" calcext:value-type="float">
            <text:p>54,00</text:p>
          </table:table-cell>
          <table:table-cell table:style-name="ce10" table:formula="of:=[.B128]+[.C128]+[.F128]" office:value-type="float" office:value="5688.13" calcext:value-type="float">
            <text:p>5 688,13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27" calcext:value-type="date">
            <text:p>27.I.23</text:p>
          </table:table-cell>
          <table:table-cell table:style-name="ce48" office:value-type="float" office:value="11.01" calcext:value-type="float">
            <text:p>11,01</text:p>
          </table:table-cell>
          <table:table-cell table:style-name="ce48" table:formula="of:=825.77+5267.8" office:value-type="float" office:value="6093.57" calcext:value-type="float">
            <text:p>6 093,57</text:p>
          </table:table-cell>
          <table:table-cell table:style-name="ce48" office:value-type="float" office:value="11100" calcext:value-type="float">
            <text:p>11 100,00</text:p>
          </table:table-cell>
          <table:table-cell table:style-name="ce48" table:formula="of:=[.E128]" office:value-type="float" office:value="0" calcext:value-type="float">
            <text:p>0,00</text:p>
          </table:table-cell>
          <table:table-cell table:style-name="ce48" table:formula="of:=[.F128]" office:value-type="float" office:value="0.9" calcext:value-type="float">
            <text:p>0,90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129]+[.C129]+[.F129]" office:value-type="float" office:value="6105.48" calcext:value-type="float">
            <text:p>6 105,48</text:p>
          </table:table-cell>
          <table:table-cell table:number-columns-repeated="10"/>
          <table:table-cell table:style-name="ce56"/>
          <table:table-cell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2-09" calcext:value-type="date">
            <text:p>09.II.23</text:p>
          </table:table-cell>
          <table:table-cell table:style-name="ce48" office:value-type="float" office:value="6137.46" calcext:value-type="float">
            <text:p>6 137,46</text:p>
          </table:table-cell>
          <table:table-cell table:style-name="ce48" table:formula="of:=936.17+4289.62" office:value-type="float" office:value="5225.79" calcext:value-type="float">
            <text:p>5 225,79</text:p>
          </table:table-cell>
          <table:table-cell table:style-name="ce48" office:value-type="float" office:value="11071" calcext:value-type="float">
            <text:p>11 071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5" calcext:value-type="float">
            <text:p>5,00</text:p>
          </table:table-cell>
          <table:table-cell table:style-name="ce10" table:formula="of:=[.B130]+[.C130]+[.F130]" office:value-type="float" office:value="11364.15" calcext:value-type="float">
            <text:p>11 364,15</text:p>
          </table:table-cell>
          <table:table-cell table:number-columns-repeated="10"/>
          <table:table-cell table:style-name="ce56"/>
          <table:table-cell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2-15" calcext:value-type="date">
            <text:p>15.II.23</text:p>
          </table:table-cell>
          <table:table-cell table:style-name="ce48" office:value-type="float" office:value="4039.92" calcext:value-type="float">
            <text:p>4 039,92</text:p>
          </table:table-cell>
          <table:table-cell table:style-name="ce48" office:value-type="float" office:value="5019.94" calcext:value-type="float">
            <text:p>5 019,94</text:p>
          </table:table-cell>
          <table:table-cell table:style-name="ce48" table:formula="of:=[.D130]" office:value-type="float" office:value="11071" calcext:value-type="float">
            <text:p>11 071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509" calcext:value-type="float">
            <text:p>509,00</text:p>
          </table:table-cell>
          <table:table-cell table:style-name="ce10" table:formula="of:=[.B131]+[.C131]+[.F131]" office:value-type="float" office:value="9060.76" calcext:value-type="float">
            <text:p>9 060,76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2-19" calcext:value-type="date">
            <text:p>19.II.23</text:p>
          </table:table-cell>
          <table:table-cell table:style-name="ce48" office:value-type="float" office:value="139.92" calcext:value-type="float">
            <text:p>139,92</text:p>
          </table:table-cell>
          <table:table-cell table:style-name="ce48" table:formula="of:=1693.86+6919.94" office:value-type="float" office:value="8613.8" calcext:value-type="float">
            <text:p>8 613,80</text:p>
          </table:table-cell>
          <table:table-cell table:style-name="ce48" table:formula="of:=[.D131]" office:value-type="float" office:value="11071" calcext:value-type="float">
            <text:p>11 071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64" calcext:value-type="float">
            <text:p>264,00</text:p>
          </table:table-cell>
          <table:table-cell table:style-name="ce10" table:formula="of:=[.B132]+[.C132]+[.F132]" office:value-type="float" office:value="8754.62" calcext:value-type="float">
            <text:p>8 754,62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2-25" calcext:value-type="date">
            <text:p>25.II.23</text:p>
          </table:table-cell>
          <table:table-cell table:style-name="ce48" office:value-type="float" office:value="139.92" calcext:value-type="float">
            <text:p>139,92</text:p>
          </table:table-cell>
          <table:table-cell table:style-name="ce48" table:formula="of:=1445.17+6919.94" office:value-type="float" office:value="8365.11" calcext:value-type="float">
            <text:p>8 365,11</text:p>
          </table:table-cell>
          <table:table-cell table:style-name="ce48" office:value-type="float" office:value="11071" calcext:value-type="float">
            <text:p>11 071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66" calcext:value-type="float">
            <text:p>266,00</text:p>
          </table:table-cell>
          <table:table-cell table:style-name="ce10" table:formula="of:=[.B133]+[.C133]+[.F133]" office:value-type="float" office:value="8505.93" calcext:value-type="float">
            <text:p>8 505,93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03" calcext:value-type="date">
            <text:p>03.III.23</text:p>
          </table:table-cell>
          <table:table-cell table:style-name="ce48" office:value-type="float" office:value="75.59" calcext:value-type="float">
            <text:p>75,59</text:p>
          </table:table-cell>
          <table:table-cell table:style-name="ce48" table:formula="of:=1442.17+6947.99" office:value-type="float" office:value="8390.16" calcext:value-type="float">
            <text:p>8 390,16</text:p>
          </table:table-cell>
          <table:table-cell table:style-name="ce48" office:value-type="float" office:value="11042" calcext:value-type="float">
            <text:p>11 042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6" calcext:value-type="float">
            <text:p>6,00</text:p>
          </table:table-cell>
          <table:table-cell table:style-name="ce10" table:formula="of:=[.B134]+[.C134]+[.F134]" office:value-type="float" office:value="8466.65" calcext:value-type="float">
            <text:p>8 466,65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09" calcext:value-type="date">
            <text:p>09.III.23</text:p>
          </table:table-cell>
          <table:table-cell table:style-name="ce48" office:value-type="float" office:value="13602.87" calcext:value-type="float">
            <text:p>13 602,87</text:p>
          </table:table-cell>
          <table:table-cell table:style-name="ce48" table:formula="of:=1319.96+6947.99" office:value-type="float" office:value="8267.95" calcext:value-type="float">
            <text:p>8 267,95</text:p>
          </table:table-cell>
          <table:table-cell table:style-name="ce48" office:value-type="float" office:value="11042" calcext:value-type="float">
            <text:p>11 042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6" calcext:value-type="float">
            <text:p>6,00</text:p>
          </table:table-cell>
          <table:table-cell table:style-name="ce10" table:formula="of:=[.B135]+[.C135]+[.F135]" office:value-type="float" office:value="21871.72" calcext:value-type="float">
            <text:p>21 871,72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18" calcext:value-type="date">
            <text:p>18.III.23</text:p>
          </table:table-cell>
          <table:table-cell table:style-name="ce48" office:value-type="float" office:value="11978.64" calcext:value-type="float">
            <text:p>11 978,64</text:p>
          </table:table-cell>
          <table:table-cell table:style-name="ce48" table:formula="of:=295.56+7947.99" office:value-type="float" office:value="8243.55" calcext:value-type="float">
            <text:p>8 243,55</text:p>
          </table:table-cell>
          <table:table-cell table:style-name="ce48" office:value-type="float" office:value="11024" calcext:value-type="float">
            <text:p>11 024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9" calcext:value-type="float">
            <text:p>9,00</text:p>
          </table:table-cell>
          <table:table-cell table:style-name="ce10" table:formula="of:=[.B136]+[.C136]+[.F136]" office:value-type="float" office:value="20223.09" calcext:value-type="float">
            <text:p>20 223,09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26" calcext:value-type="date">
            <text:p>26.III.23</text:p>
          </table:table-cell>
          <table:table-cell table:style-name="ce48" office:value-type="float" office:value="11302.54" calcext:value-type="float">
            <text:p>11 302,54</text:p>
          </table:table-cell>
          <table:table-cell table:style-name="ce48" office:value-type="float" office:value="8244.89" calcext:value-type="float">
            <text:p>8 244,89</text:p>
          </table:table-cell>
          <table:table-cell table:style-name="ce48" table:formula="of:=[.D136]" office:value-type="float" office:value="11024" calcext:value-type="float">
            <text:p>11 024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F136]" office:value-type="float" office:value="0.9" calcext:value-type="float">
            <text:p>0,90</text:p>
          </table:table-cell>
          <table:table-cell table:style-name="ce48" office:value-type="float" office:value="50" calcext:value-type="float">
            <text:p>50,00</text:p>
          </table:table-cell>
          <table:table-cell table:style-name="ce10" table:formula="of:=[.B137]+[.C137]+[.F137]" office:value-type="float" office:value="19548.33" calcext:value-type="float">
            <text:p>19 548,33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31" calcext:value-type="date">
            <text:p>31.III.23</text:p>
          </table:table-cell>
          <table:table-cell table:style-name="ce48" table:formula="of:=10890.59" office:value-type="float" office:value="10890.59" calcext:value-type="float">
            <text:p>10 890,59</text:p>
          </table:table-cell>
          <table:table-cell table:style-name="ce48" table:formula="of:=[.C137]" office:value-type="float" office:value="8244.89" calcext:value-type="float">
            <text:p>8 244,89</text:p>
          </table:table-cell>
          <table:table-cell table:style-name="ce48" table:formula="of:=[.D137]" office:value-type="float" office:value="11024" calcext:value-type="float">
            <text:p>11 024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F137]" office:value-type="float" office:value="0.9" calcext:value-type="float">
            <text:p>0,90</text:p>
          </table:table-cell>
          <table:table-cell table:style-name="ce48" office:value-type="float" office:value="50" calcext:value-type="float">
            <text:p>50,00</text:p>
          </table:table-cell>
          <table:table-cell table:style-name="ce10" table:formula="of:=[.B138]+[.C138]+[.F138]" office:value-type="float" office:value="19136.38" calcext:value-type="float">
            <text:p>19 136,38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4-06" calcext:value-type="date">
            <text:p>06.IV.23</text:p>
          </table:table-cell>
          <table:table-cell table:style-name="ce48" office:value-type="float" office:value="15740.85" calcext:value-type="float">
            <text:p>15 740,85</text:p>
          </table:table-cell>
          <table:table-cell table:style-name="ce48" office:value-type="float" office:value="21" calcext:value-type="float">
            <text:p>21,00</text:p>
          </table:table-cell>
          <table:table-cell table:style-name="ce48" office:value-type="float" office:value="11024" calcext:value-type="float">
            <text:p>11 024,00</text:p>
          </table:table-cell>
          <table:table-cell table:style-name="ce48" office:value-type="float" office:value="10000" calcext:value-type="float">
            <text:p>10 00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50" calcext:value-type="float">
            <text:p>50,00</text:p>
          </table:table-cell>
          <table:table-cell table:style-name="ce10" table:formula="of:=[.B139]+[.C139]+[.F139]" office:value-type="float" office:value="15762.75" calcext:value-type="float">
            <text:p>15 762,75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4-14" calcext:value-type="date">
            <text:p>14.IV.23</text:p>
          </table:table-cell>
          <table:table-cell table:style-name="ce48" office:value-type="float" office:value="2339.84" calcext:value-type="float">
            <text:p>2 339,84</text:p>
          </table:table-cell>
          <table:table-cell table:style-name="ce48" office:value-type="float" office:value="334.8" calcext:value-type="float">
            <text:p>334,80</text:p>
          </table:table-cell>
          <table:table-cell table:style-name="ce48" office:value-type="float" office:value="12006" calcext:value-type="float">
            <text:p>12 006,00</text:p>
          </table:table-cell>
          <table:table-cell table:style-name="ce48" office:value-type="float" office:value="15240" calcext:value-type="float">
            <text:p>15 24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45" calcext:value-type="float">
            <text:p>45,00</text:p>
          </table:table-cell>
          <table:table-cell table:style-name="ce10" table:formula="of:=[.B140]+[.C140]+[.F140]" office:value-type="float" office:value="2675.54" calcext:value-type="float">
            <text:p>2 675,54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4-25" calcext:value-type="date">
            <text:p>25.IV.23</text:p>
          </table:table-cell>
          <table:table-cell table:style-name="ce48" office:value-type="float" office:value="591.67" calcext:value-type="float">
            <text:p>591,67</text:p>
          </table:table-cell>
          <table:table-cell table:style-name="ce48" office:value-type="float" office:value="34.11" calcext:value-type="float">
            <text:p>34,11</text:p>
          </table:table-cell>
          <table:table-cell table:style-name="ce48" office:value-type="float" office:value="14049.52" calcext:value-type="float">
            <text:p>14 049,52</text:p>
          </table:table-cell>
          <table:table-cell table:style-name="ce48" office:value-type="float" office:value="12231" calcext:value-type="float">
            <text:p>12 231,00</text:p>
          </table:table-cell>
          <table:table-cell table:style-name="ce48" table:formula="of:=[.F140]" office:value-type="float" office:value="0.9" calcext:value-type="float">
            <text:p>0,90</text:p>
          </table:table-cell>
          <table:table-cell table:style-name="ce48" office:value-type="float" office:value="167" calcext:value-type="float">
            <text:p>167,00</text:p>
          </table:table-cell>
          <table:table-cell table:style-name="ce10" table:formula="of:=[.B141]+[.C141]+[.F141]" office:value-type="float" office:value="626.68" calcext:value-type="float">
            <text:p>626,68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5-09" calcext:value-type="date">
            <text:p>09.V.23</text:p>
          </table:table-cell>
          <table:table-cell table:style-name="ce48" office:value-type="float" office:value="9228.57" calcext:value-type="float">
            <text:p>9 228,57</text:p>
          </table:table-cell>
          <table:table-cell table:style-name="ce48" office:value-type="float" office:value="1135.63" calcext:value-type="float">
            <text:p>1 135,63</text:p>
          </table:table-cell>
          <table:table-cell table:style-name="ce48" office:value-type="float" office:value="11020.51" calcext:value-type="float">
            <text:p>11 020,51</text:p>
          </table:table-cell>
          <table:table-cell table:style-name="ce48" office:value-type="float" office:value="12301.93" calcext:value-type="float">
            <text:p>12 301,93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11" calcext:value-type="float">
            <text:p>11,00</text:p>
          </table:table-cell>
          <table:table-cell table:style-name="ce10" table:formula="of:=[.B142]+[.C142]+[.F142]" office:value-type="float" office:value="10365.1" calcext:value-type="float">
            <text:p>10 365,10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5-10" calcext:value-type="date">
            <text:p>10.V.23</text:p>
          </table:table-cell>
          <table:table-cell table:style-name="ce48" office:value-type="float" office:value="13169.25" calcext:value-type="float">
            <text:p>13 169,25</text:p>
          </table:table-cell>
          <table:table-cell table:style-name="ce48" office:value-type="float" office:value="64.14" calcext:value-type="float">
            <text:p>64,14</text:p>
          </table:table-cell>
          <table:table-cell table:style-name="ce48" table:formula="of:=[.D142]" office:value-type="float" office:value="11020.51" calcext:value-type="float">
            <text:p>11 020,51</text:p>
          </table:table-cell>
          <table:table-cell table:style-name="ce48" table:formula="of:=[.E142]" office:value-type="float" office:value="12301.93" calcext:value-type="float">
            <text:p>12 301,93</text:p>
          </table:table-cell>
          <table:table-cell table:style-name="ce48" table:formula="of:=[.F142]" office:value-type="float" office:value="0.9" calcext:value-type="float">
            <text:p>0,90</text:p>
          </table:table-cell>
          <table:table-cell table:style-name="ce48" table:formula="of:=[.G142]" office:value-type="float" office:value="11" calcext:value-type="float">
            <text:p>11,00</text:p>
          </table:table-cell>
          <table:table-cell table:style-name="ce10" table:formula="of:=[.B143]+[.C143]+[.F143]" office:value-type="float" office:value="13234.29" calcext:value-type="float">
            <text:p>13 234,29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5-21" calcext:value-type="date">
            <text:p>21.V.23</text:p>
          </table:table-cell>
          <table:table-cell table:style-name="ce48" office:value-type="float" office:value="4411.31" calcext:value-type="float">
            <text:p>4 411,31</text:p>
          </table:table-cell>
          <table:table-cell table:style-name="ce48" office:value-type="float" office:value="261.4" calcext:value-type="float">
            <text:p>261,40</text:p>
          </table:table-cell>
          <table:table-cell table:style-name="ce48" table:formula="of:=[.D143]" office:value-type="float" office:value="11020.51" calcext:value-type="float">
            <text:p>11 020,51</text:p>
          </table:table-cell>
          <table:table-cell table:style-name="ce48" office:value-type="float" office:value="19301.93" calcext:value-type="float">
            <text:p>19 301,93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1" calcext:value-type="float">
            <text:p>1,00</text:p>
          </table:table-cell>
          <table:table-cell table:style-name="ce10" table:formula="of:=[.B144]+[.C144]+[.F144]" office:value-type="float" office:value="4673.61" calcext:value-type="float">
            <text:p>4 673,61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6-06" calcext:value-type="date">
            <text:p>06.VI.23</text:p>
          </table:table-cell>
          <table:table-cell table:style-name="ce48" office:value-type="float" office:value="2952.48" calcext:value-type="float">
            <text:p>2 952,48</text:p>
          </table:table-cell>
          <table:table-cell table:style-name="ce48" office:value-type="float" office:value="236.12" calcext:value-type="float">
            <text:p>236,12</text:p>
          </table:table-cell>
          <table:table-cell table:style-name="ce48" office:value-type="float" office:value="11020.51" calcext:value-type="float">
            <text:p>11 020,51</text:p>
          </table:table-cell>
          <table:table-cell table:style-name="ce48" office:value-type="float" office:value="19385.41" calcext:value-type="float">
            <text:p>19 385,41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1" calcext:value-type="float">
            <text:p>1,00</text:p>
          </table:table-cell>
          <table:table-cell table:style-name="ce10" table:formula="of:=[.B145]+[.C145]+[.F145]" office:value-type="float" office:value="3189.5" calcext:value-type="float">
            <text:p>3 189,50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6-12" calcext:value-type="date">
            <text:p>12.VI.23</text:p>
          </table:table-cell>
          <table:table-cell table:style-name="ce48" office:value-type="float" office:value="1079.77" calcext:value-type="float">
            <text:p>1 079,77</text:p>
          </table:table-cell>
          <table:table-cell table:style-name="ce48" office:value-type="float" office:value="145.09" calcext:value-type="float">
            <text:p>145,09</text:p>
          </table:table-cell>
          <table:table-cell table:style-name="ce48" office:value-type="float" office:value="11813.42" calcext:value-type="float">
            <text:p>11 813,42</text:p>
          </table:table-cell>
          <table:table-cell table:style-name="ce48" table:formula="of:=[.E145]+5000" office:value-type="float" office:value="24385.41" calcext:value-type="float">
            <text:p>24 385,41</text:p>
          </table:table-cell>
          <table:table-cell table:style-name="ce48" office:value-type="float" office:value="1500.9" calcext:value-type="float">
            <text:p>1 500,90</text:p>
          </table:table-cell>
          <table:table-cell table:style-name="ce48" office:value-type="float" office:value="1" calcext:value-type="float">
            <text:p>1,00</text:p>
          </table:table-cell>
          <table:table-cell table:style-name="ce10" table:formula="of:=[.B146]+[.C146]+[.F146]" office:value-type="float" office:value="2725.76" calcext:value-type="float">
            <text:p>2 725,76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7-30" calcext:value-type="date">
            <text:p>30.VII.23</text:p>
          </table:table-cell>
          <table:table-cell table:style-name="ce48" office:value-type="float" office:value="33996.74" calcext:value-type="float">
            <text:p>33 996,74</text:p>
          </table:table-cell>
          <table:table-cell table:style-name="ce48" office:value-type="float" office:value="191.93" calcext:value-type="float">
            <text:p>191,93</text:p>
          </table:table-cell>
          <table:table-cell table:style-name="ce48" office:value-type="float" office:value="2732.44" calcext:value-type="float">
            <text:p>2 732,44</text:p>
          </table:table-cell>
          <table:table-cell table:style-name="ce48" office:value-type="float" office:value="9.76" calcext:value-type="float">
            <text:p>9,76</text:p>
          </table:table-cell>
          <table:table-cell table:style-name="ce48" office:value-type="float" office:value="432.15" calcext:value-type="float">
            <text:p>432,15</text:p>
          </table:table-cell>
          <table:table-cell table:style-name="ce48" office:value-type="float" office:value="4201" calcext:value-type="float">
            <text:p>4 201,00</text:p>
          </table:table-cell>
          <table:table-cell table:style-name="ce10" table:formula="of:=[.B147]+[.C147]+[.F147]" office:value-type="float" office:value="34620.82" calcext:value-type="float">
            <text:p>34 620,82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8-14" calcext:value-type="date">
            <text:p>14.VIII.23</text:p>
          </table:table-cell>
          <table:table-cell table:style-name="ce48" office:value-type="float" office:value="43864.31" calcext:value-type="float">
            <text:p>43 864,31</text:p>
          </table:table-cell>
          <table:table-cell table:style-name="ce48" office:value-type="float" office:value="171.94" calcext:value-type="float">
            <text:p>171,94</text:p>
          </table:table-cell>
          <table:table-cell table:style-name="ce48" office:value-type="float" office:value="942.21" calcext:value-type="float">
            <text:p>942,21</text:p>
          </table:table-cell>
          <table:table-cell table:style-name="ce48" office:value-type="float" office:value="27.87" calcext:value-type="float">
            <text:p>27,87</text:p>
          </table:table-cell>
          <table:table-cell table:style-name="ce48" office:value-type="float" office:value="191.27" calcext:value-type="float">
            <text:p>191,27</text:p>
          </table:table-cell>
          <table:table-cell table:style-name="ce48" office:value-type="float" office:value="4142" calcext:value-type="float">
            <text:p>4 142,00</text:p>
          </table:table-cell>
          <table:table-cell table:style-name="ce10" table:formula="of:=[.B148]+[.C148]+[.F148]" office:value-type="float" office:value="44227.52" calcext:value-type="float">
            <text:p>44 227,52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8-19" calcext:value-type="date">
            <text:p>19.VIII.23</text:p>
          </table:table-cell>
          <table:table-cell table:style-name="ce48" office:value-type="float" office:value="43991.54" calcext:value-type="float">
            <text:p>43 991,54</text:p>
          </table:table-cell>
          <table:table-cell table:style-name="ce48" office:value-type="float" office:value="91.96" calcext:value-type="float">
            <text:p>91,96</text:p>
          </table:table-cell>
          <table:table-cell table:style-name="ce48" office:value-type="float" office:value="21.85" calcext:value-type="float">
            <text:p>21,85</text:p>
          </table:table-cell>
          <table:table-cell table:style-name="ce48" office:value-type="float" office:value="27.87" calcext:value-type="float">
            <text:p>27,87</text:p>
          </table:table-cell>
          <table:table-cell table:style-name="ce48" office:value-type="float" office:value="191.27" calcext:value-type="float">
            <text:p>191,27</text:p>
          </table:table-cell>
          <table:table-cell table:style-name="ce48" office:value-type="float" office:value="4111" calcext:value-type="float">
            <text:p>4 111,00</text:p>
          </table:table-cell>
          <table:table-cell table:style-name="ce10" table:formula="of:=[.B149]+[.C149]+[.F149]" office:value-type="float" office:value="44274.77" calcext:value-type="float">
            <text:p>44 274,77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9-05" calcext:value-type="date">
            <text:p>05.IX.23</text:p>
          </table:table-cell>
          <table:table-cell table:style-name="ce48" office:value-type="float" office:value="11171.52" calcext:value-type="float">
            <text:p>11 171,52</text:p>
          </table:table-cell>
          <table:table-cell table:style-name="ce48" office:value-type="float" office:value="931.02" calcext:value-type="float">
            <text:p>931,0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40027" calcext:value-type="float">
            <text:p>40 027,00</text:p>
          </table:table-cell>
          <table:table-cell table:style-name="ce48" office:value-type="float" office:value="72.31" calcext:value-type="float">
            <text:p>72,31</text:p>
          </table:table-cell>
          <table:table-cell table:style-name="ce48" office:value-type="float" office:value="1" calcext:value-type="float">
            <text:p>1,00</text:p>
          </table:table-cell>
          <table:table-cell table:style-name="ce10" table:formula="of:=[.B150]+[.C150]+[.F150]" office:value-type="float" office:value="12174.85" calcext:value-type="float">
            <text:p>12 174,85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9-07" calcext:value-type="date">
            <text:p>07.IX.23</text:p>
          </table:table-cell>
          <table:table-cell table:style-name="ce48" office:value-type="float" office:value="7081.93" calcext:value-type="float">
            <text:p>7 081,93</text:p>
          </table:table-cell>
          <table:table-cell table:style-name="ce48" office:value-type="float" office:value="715.09" calcext:value-type="float">
            <text:p>715,09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50]+15300" office:value-type="float" office:value="55327" calcext:value-type="float">
            <text:p>55 327,00</text:p>
          </table:table-cell>
          <table:table-cell table:style-name="ce48" table:formula="of:=[.F150]" office:value-type="float" office:value="72.31" calcext:value-type="float">
            <text:p>72,31</text:p>
          </table:table-cell>
          <table:table-cell table:style-name="ce48" table:formula="of:=[.G150]" office:value-type="float" office:value="1" calcext:value-type="float">
            <text:p>1,00</text:p>
          </table:table-cell>
          <table:table-cell table:style-name="ce10" table:formula="of:=[.B151]+[.C151]+[.F151]" office:value-type="float" office:value="7869.33" calcext:value-type="float">
            <text:p>7 869,33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9-26" calcext:value-type="date">
            <text:p>26.IX.23</text:p>
          </table:table-cell>
          <table:table-cell table:style-name="ce48" office:value-type="float" office:value="4949.93" calcext:value-type="float">
            <text:p>4 949,93</text:p>
          </table:table-cell>
          <table:table-cell table:style-name="ce48" office:value-type="float" office:value="567.5" calcext:value-type="float">
            <text:p>567,5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5327.9" calcext:value-type="float">
            <text:p>55 327,90</text:p>
          </table:table-cell>
          <table:table-cell table:style-name="ce48" table:formula="of:=[.F151]" office:value-type="float" office:value="72.31" calcext:value-type="float">
            <text:p>72,31</text:p>
          </table:table-cell>
          <table:table-cell table:style-name="ce48" office:value-type="float" office:value="41" calcext:value-type="float">
            <text:p>41,00</text:p>
          </table:table-cell>
          <table:table-cell table:style-name="ce10" table:formula="of:=[.B152]+[.C152]+[.F152]" office:value-type="float" office:value="5589.74" calcext:value-type="float">
            <text:p>5 589,74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10-08" calcext:value-type="date">
            <text:p>08.X.23</text:p>
          </table:table-cell>
          <table:table-cell table:style-name="ce48" office:value-type="float" office:value="4129.58" calcext:value-type="float">
            <text:p>4 129,58</text:p>
          </table:table-cell>
          <table:table-cell table:style-name="ce48" office:value-type="float" office:value="147.32" calcext:value-type="float">
            <text:p>147,3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5559.6" calcext:value-type="float">
            <text:p>55 559,60</text:p>
          </table:table-cell>
          <table:table-cell table:style-name="ce48" office:value-type="float" office:value="43.31" calcext:value-type="float">
            <text:p>43,31</text:p>
          </table:table-cell>
          <table:table-cell table:style-name="ce48" office:value-type="float" office:value="3" calcext:value-type="float">
            <text:p>3,00</text:p>
          </table:table-cell>
          <table:table-cell table:style-name="ce10" table:formula="of:=[.B153]+[.C153]+[.F153]" office:value-type="float" office:value="4320.21" calcext:value-type="float">
            <text:p>4 320,2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0-09" calcext:value-type="date">
            <text:p>09.X.23</text:p>
          </table:table-cell>
          <table:table-cell table:style-name="ce48" office:value-type="float" office:value="10725.91" calcext:value-type="float">
            <text:p>10 725,91</text:p>
          </table:table-cell>
          <table:table-cell table:style-name="ce48" table:formula="of:=[.C153]" office:value-type="float" office:value="147.32" calcext:value-type="float">
            <text:p>147,3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53]" office:value-type="float" office:value="55559.6" calcext:value-type="float">
            <text:p>55 559,60</text:p>
          </table:table-cell>
          <table:table-cell table:style-name="ce48" table:formula="of:=[.F153]" office:value-type="float" office:value="43.31" calcext:value-type="float">
            <text:p>43,31</text:p>
          </table:table-cell>
          <table:table-cell table:style-name="ce48" table:formula="of:=[.G153]" office:value-type="float" office:value="3" calcext:value-type="float">
            <text:p>3,00</text:p>
          </table:table-cell>
          <table:table-cell table:style-name="ce10" table:formula="of:=[.B154]+[.C154]+[.F154]" office:value-type="float" office:value="10916.54" calcext:value-type="float">
            <text:p>10 916,5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0-19" calcext:value-type="date">
            <text:p>19.X.23</text:p>
          </table:table-cell>
          <table:table-cell table:style-name="ce48" office:value-type="float" office:value="4076.91" calcext:value-type="float">
            <text:p>4 076,91</text:p>
          </table:table-cell>
          <table:table-cell table:style-name="ce48" office:value-type="float" office:value="109.24" calcext:value-type="float">
            <text:p>109,24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54]+4500" office:value-type="float" office:value="60059.6" calcext:value-type="float">
            <text:p>60 059,60</text:p>
          </table:table-cell>
          <table:table-cell table:style-name="ce48" table:formula="of:=[.F154]" office:value-type="float" office:value="43.31" calcext:value-type="float">
            <text:p>43,31</text:p>
          </table:table-cell>
          <table:table-cell table:style-name="ce48" office:value-type="float" office:value="674" calcext:value-type="float">
            <text:p>674,00</text:p>
          </table:table-cell>
          <table:table-cell table:style-name="ce10" table:formula="of:=[.B155]+[.C155]+[.F155]" office:value-type="float" office:value="4229.46" calcext:value-type="float">
            <text:p>4 229,4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0-29" calcext:value-type="date">
            <text:p>29.X.23</text:p>
          </table:table-cell>
          <table:table-cell table:style-name="ce48" office:value-type="float" office:value="3372.47" calcext:value-type="float">
            <text:p>3 372,47</text:p>
          </table:table-cell>
          <table:table-cell table:style-name="ce48" office:value-type="float" office:value="77.14" calcext:value-type="float">
            <text:p>77,14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60059.6" calcext:value-type="float">
            <text:p>60 059,60</text:p>
          </table:table-cell>
          <table:table-cell table:style-name="ce48" office:value-type="float" office:value="43.31" calcext:value-type="float">
            <text:p>43,31</text:p>
          </table:table-cell>
          <table:table-cell table:style-name="ce48" office:value-type="float" office:value="649" calcext:value-type="float">
            <text:p>649,00</text:p>
          </table:table-cell>
          <table:table-cell table:style-name="ce10" table:formula="of:=[.B156]+[.C156]+[.F156]" office:value-type="float" office:value="3492.92" calcext:value-type="float">
            <text:p>3 492,9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1-09" calcext:value-type="date">
            <text:p>09.XI.23</text:p>
          </table:table-cell>
          <table:table-cell table:style-name="ce48" office:value-type="float" office:value="7997.55" calcext:value-type="float">
            <text:p>7 997,55</text:p>
          </table:table-cell>
          <table:table-cell table:style-name="ce48" table:formula="of:=[.C156]" office:value-type="float" office:value="77.14" calcext:value-type="float">
            <text:p>77,14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889.02" calcext:value-type="float">
            <text:p>56 889,02</text:p>
          </table:table-cell>
          <table:table-cell table:style-name="ce48" office:value-type="float" office:value="14.31" calcext:value-type="float">
            <text:p>14,31</text:p>
          </table:table-cell>
          <table:table-cell table:style-name="ce48" office:value-type="float" office:value="695" calcext:value-type="float">
            <text:p>695,00</text:p>
          </table:table-cell>
          <table:table-cell table:style-name="ce10" table:formula="of:=[.B157]+[.C157]+[.F157]" office:value-type="float" office:value="8089" calcext:value-type="float">
            <text:p>8 089,0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1-15" calcext:value-type="date">
            <text:p>15.XI.23</text:p>
          </table:table-cell>
          <table:table-cell table:style-name="ce48" office:value-type="float" office:value="6052.19" calcext:value-type="float">
            <text:p>6 052,19</text:p>
          </table:table-cell>
          <table:table-cell table:style-name="ce48" table:formula="of:=[.C157]" office:value-type="float" office:value="77.14" calcext:value-type="float">
            <text:p>77,14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889.02" calcext:value-type="float">
            <text:p>56 889,02</text:p>
          </table:table-cell>
          <table:table-cell table:style-name="ce48" office:value-type="float" office:value="14.31" calcext:value-type="float">
            <text:p>14,31</text:p>
          </table:table-cell>
          <table:table-cell table:style-name="ce48" table:formula="of:=[.G157]" office:value-type="float" office:value="695" calcext:value-type="float">
            <text:p>695,00</text:p>
          </table:table-cell>
          <table:table-cell table:style-name="ce10" table:formula="of:=[.B158]+[.C158]+[.F158]" office:value-type="float" office:value="6143.64" calcext:value-type="float">
            <text:p>6 143,6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2-19" calcext:value-type="date">
            <text:p>19.XII.23</text:p>
          </table:table-cell>
          <table:table-cell table:style-name="ce48" table:formula="of:=6541.25+61085.4" office:value-type="float" office:value="67626.65" calcext:value-type="float">
            <text:p>67 626,65</text:p>
          </table:table-cell>
          <table:table-cell table:style-name="ce48" office:value-type="float" office:value="29.62" calcext:value-type="float">
            <text:p>29,6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4.03" calcext:value-type="float">
            <text:p>4,03</text:p>
          </table:table-cell>
          <table:table-cell table:style-name="ce48" office:value-type="float" office:value="97.08" calcext:value-type="float">
            <text:p>97,08</text:p>
          </table:table-cell>
          <table:table-cell table:style-name="ce48" table:formula="of:=5200+72" office:value-type="float" office:value="5272" calcext:value-type="float">
            <text:p>5 272,00</text:p>
          </table:table-cell>
          <table:table-cell table:style-name="ce10" table:formula="of:=[.B159]+[.C159]+[.F159]" office:value-type="float" office:value="67753.35" calcext:value-type="float">
            <text:p>67 753,3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2-30" calcext:value-type="date">
            <text:p>30.XII.23</text:p>
          </table:table-cell>
          <table:table-cell table:style-name="ce48" table:formula="of:=4739.02+67215.8" office:value-type="float" office:value="71954.82" calcext:value-type="float">
            <text:p>71 954,82</text:p>
          </table:table-cell>
          <table:table-cell table:style-name="ce48" office:value-type="float" office:value="109.62" calcext:value-type="float">
            <text:p>109,6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4.03" calcext:value-type="float">
            <text:p>4,03</text:p>
          </table:table-cell>
          <table:table-cell table:style-name="ce48" office:value-type="float" office:value="97.08" calcext:value-type="float">
            <text:p>97,08</text:p>
          </table:table-cell>
          <table:table-cell table:style-name="ce48" office:value-type="float" office:value="607" calcext:value-type="float">
            <text:p>607,00</text:p>
          </table:table-cell>
          <table:table-cell table:style-name="ce10" table:formula="of:=[.B160]+[.C160]+[.F160]" office:value-type="float" office:value="72161.52" calcext:value-type="float">
            <text:p>72 161,5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1-10" calcext:value-type="date">
            <text:p>10.I.24</text:p>
          </table:table-cell>
          <table:table-cell table:style-name="ce48" table:formula="of:=9057.11+24.34+67349.8" office:value-type="float" office:value="76431.25" calcext:value-type="float">
            <text:p>76 431,25</text:p>
          </table:table-cell>
          <table:table-cell table:style-name="ce48" office:value-type="float" office:value="53.23" calcext:value-type="float">
            <text:p>5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.09" calcext:value-type="float">
            <text:p>56,09</text:p>
          </table:table-cell>
          <table:table-cell table:style-name="ce48" office:value-type="float" office:value="471.5" calcext:value-type="float">
            <text:p>471,50</text:p>
          </table:table-cell>
          <table:table-cell table:style-name="ce48" office:value-type="float" office:value="290" calcext:value-type="float">
            <text:p>290,00</text:p>
          </table:table-cell>
          <table:table-cell table:style-name="ce10" table:formula="of:=[.B161]+[.C161]+[.F161]" office:value-type="float" office:value="76955.98" calcext:value-type="float">
            <text:p>76 955,9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2-14" calcext:value-type="date">
            <text:p>14.II.24</text:p>
          </table:table-cell>
          <table:table-cell table:style-name="ce48" table:formula="of:=14256.64+5080.82+67771.9" office:value-type="float" office:value="87109.36" calcext:value-type="float">
            <text:p>87 109,36</text:p>
          </table:table-cell>
          <table:table-cell table:style-name="ce48" office:value-type="float" office:value="43.23" calcext:value-type="float">
            <text:p>4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.14" calcext:value-type="float">
            <text:p>56,14</text:p>
          </table:table-cell>
          <table:table-cell table:style-name="ce48" office:value-type="float" office:value="269.32" calcext:value-type="float">
            <text:p>269,32</text:p>
          </table:table-cell>
          <table:table-cell table:style-name="ce48" office:value-type="float" office:value="250" calcext:value-type="float">
            <text:p>250,00</text:p>
          </table:table-cell>
          <table:table-cell table:style-name="ce10" table:formula="of:=[.B162]+[.C162]+[.F162]" office:value-type="float" office:value="87421.91" calcext:value-type="float">
            <text:p>87 421,9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2-16" calcext:value-type="date">
            <text:p>16.II.24</text:p>
          </table:table-cell>
          <table:table-cell table:style-name="ce48" table:formula="of:=7158.83+20+85798.7" office:value-type="float" office:value="92977.53" calcext:value-type="float">
            <text:p>92 977,53</text:p>
          </table:table-cell>
          <table:table-cell table:style-name="ce48" table:formula="of:=[.C162]" office:value-type="float" office:value="43.23" calcext:value-type="float">
            <text:p>43,23</text:p>
          </table:table-cell>
          <table:table-cell table:style-name="ce48" table:formula="of:=[.D162]" office:value-type="float" office:value="0" calcext:value-type="float">
            <text:p>0,00</text:p>
          </table:table-cell>
          <table:table-cell table:style-name="ce48" table:formula="of:=[.E162]" office:value-type="float" office:value="56.14" calcext:value-type="float">
            <text:p>56,14</text:p>
          </table:table-cell>
          <table:table-cell table:style-name="ce48" office:value-type="float" office:value="1197.24" calcext:value-type="float">
            <text:p>1 197,24</text:p>
          </table:table-cell>
          <table:table-cell table:style-name="ce48" table:formula="of:=[.G162]" office:value-type="float" office:value="250" calcext:value-type="float">
            <text:p>250,00</text:p>
          </table:table-cell>
          <table:table-cell table:style-name="ce10" table:formula="of:=[.B163]+[.C163]+[.F163]" office:value-type="float" office:value="94218" calcext:value-type="float">
            <text:p>94 218,0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3-03" calcext:value-type="date">
            <text:p>03.III.24</text:p>
          </table:table-cell>
          <table:table-cell table:style-name="ce48" table:formula="of:=5016.93+86043.4+747.27" office:value-type="float" office:value="91807.6" calcext:value-type="float">
            <text:p>91 807,60</text:p>
          </table:table-cell>
          <table:table-cell table:style-name="ce48" office:value-type="float" office:value="33.23" calcext:value-type="float">
            <text:p>3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.19" calcext:value-type="float">
            <text:p>56,19</text:p>
          </table:table-cell>
          <table:table-cell table:style-name="ce48" office:value-type="float" office:value="998.14" calcext:value-type="float">
            <text:p>998,14</text:p>
          </table:table-cell>
          <table:table-cell table:style-name="ce48" table:formula="of:=160+10*4.33" office:value-type="float" office:value="203.3" calcext:value-type="float">
            <text:p>203,30</text:p>
          </table:table-cell>
          <table:table-cell table:style-name="ce10" table:formula="of:=[.B164]+[.C164]+[.F164]" office:value-type="float" office:value="92838.97" calcext:value-type="float">
            <text:p>92 838,9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3-14" calcext:value-type="date">
            <text:p>14.III.24</text:p>
          </table:table-cell>
          <table:table-cell table:style-name="ce48" table:formula="of:=16318.56+86211.6+8347.04" office:value-type="float" office:value="110877.2" calcext:value-type="float">
            <text:p>110 877,20</text:p>
          </table:table-cell>
          <table:table-cell table:style-name="ce48" table:formula="of:=[.C164]" office:value-type="float" office:value="33.23" calcext:value-type="float">
            <text:p>3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64]" office:value-type="float" office:value="56.19" calcext:value-type="float">
            <text:p>56,19</text:p>
          </table:table-cell>
          <table:table-cell table:style-name="ce48" office:value-type="float" office:value="412.74" calcext:value-type="float">
            <text:p>412,74</text:p>
          </table:table-cell>
          <table:table-cell table:style-name="ce48" office:value-type="float" office:value="203.3" calcext:value-type="float">
            <text:p>203,30</text:p>
          </table:table-cell>
          <table:table-cell table:style-name="ce10" table:formula="of:=[.B165]+[.C165]+[.F165]" office:value-type="float" office:value="111323.17" calcext:value-type="float">
            <text:p>111 323,1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4-16" calcext:value-type="date">
            <text:p>16.IV.24</text:p>
          </table:table-cell>
          <table:table-cell table:style-name="ce48" table:formula="of:=19525.08+20+103789.5" office:value-type="float" office:value="123334.58" calcext:value-type="float">
            <text:p>123 334,58</text:p>
          </table:table-cell>
          <table:table-cell table:style-name="ce48" office:value-type="float" office:value="23.23" calcext:value-type="float">
            <text:p>2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.24" calcext:value-type="float">
            <text:p>56,24</text:p>
          </table:table-cell>
          <table:table-cell table:style-name="ce48" office:value-type="float" office:value="1165.83" calcext:value-type="float">
            <text:p>1 165,83</text:p>
          </table:table-cell>
          <table:table-cell table:style-name="ce48" office:value-type="float" office:value="120" calcext:value-type="float">
            <text:p>120,00</text:p>
          </table:table-cell>
          <table:table-cell table:style-name="ce10" table:formula="of:=[.B166]+[.C166]+[.F166]" office:value-type="float" office:value="124523.64" calcext:value-type="float">
            <text:p>124 523,6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5-01" calcext:value-type="date">
            <text:p>01.V.24</text:p>
          </table:table-cell>
          <table:table-cell table:style-name="ce48" table:formula="of:=3977.18+104061.4+809.22" office:value-type="float" office:value="108847.8" calcext:value-type="float">
            <text:p>108 847,80</text:p>
          </table:table-cell>
          <table:table-cell table:style-name="ce48" office:value-type="float" office:value="13.23" calcext:value-type="float">
            <text:p>1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4583.52" calcext:value-type="float">
            <text:p>14 583,52</text:p>
          </table:table-cell>
          <table:table-cell table:style-name="ce48" office:value-type="float" office:value="946.15" calcext:value-type="float">
            <text:p>946,15</text:p>
          </table:table-cell>
          <table:table-cell table:style-name="ce48" table:formula="of:=140+69*4.31" office:value-type="float" office:value="437.39" calcext:value-type="float">
            <text:p>437,39</text:p>
          </table:table-cell>
          <table:table-cell table:style-name="ce10" table:formula="of:=[.B167]+[.C167]+[.F167]" office:value-type="float" office:value="109807.18" calcext:value-type="float">
            <text:p>109 807,1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5-20" calcext:value-type="date">
            <text:p>20.V.24</text:p>
          </table:table-cell>
          <table:table-cell table:style-name="ce48" table:formula="of:=11136.26+20+104404.7" office:value-type="float" office:value="115560.96" calcext:value-type="float">
            <text:p>115 560,96</text:p>
          </table:table-cell>
          <table:table-cell table:style-name="ce48" office:value-type="float" office:value="13.23" calcext:value-type="float">
            <text:p>1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8583.52" calcext:value-type="float">
            <text:p>8 583,52</text:p>
          </table:table-cell>
          <table:table-cell table:style-name="ce48" office:value-type="float" office:value="849.55" calcext:value-type="float">
            <text:p>849,55</text:p>
          </table:table-cell>
          <table:table-cell table:style-name="ce48" table:formula="of:=120+35*4.25" office:value-type="float" office:value="268.75" calcext:value-type="float">
            <text:p>268,75</text:p>
          </table:table-cell>
          <table:table-cell table:style-name="ce10" table:formula="of:=[.B168]+[.C168]+[.F168]" office:value-type="float" office:value="116423.74" calcext:value-type="float">
            <text:p>116 423,7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6-05" calcext:value-type="date">
            <text:p>05.VI.24</text:p>
          </table:table-cell>
          <table:table-cell table:style-name="ce48" table:formula="of:=7391.06+104697+20" office:value-type="float" office:value="112108.06" calcext:value-type="float">
            <text:p>112 108,06</text:p>
          </table:table-cell>
          <table:table-cell table:style-name="ce48" office:value-type="float" office:value="3.23" calcext:value-type="float">
            <text:p>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9129.31" calcext:value-type="float">
            <text:p>19 129,31</text:p>
          </table:table-cell>
          <table:table-cell table:style-name="ce48" office:value-type="float" office:value="2120.95" calcext:value-type="float">
            <text:p>2 120,95</text:p>
          </table:table-cell>
          <table:table-cell table:style-name="ce48" office:value-type="float" office:value="120" calcext:value-type="float">
            <text:p>120,00</text:p>
          </table:table-cell>
          <table:table-cell table:style-name="ce10" table:formula="of:=[.B169]+[.C169]+[.F169]" office:value-type="float" office:value="114232.24" calcext:value-type="float">
            <text:p>114 232,2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7-10" calcext:value-type="date">
            <text:p>10.VII.24</text:p>
          </table:table-cell>
          <table:table-cell table:style-name="ce48" table:formula="of:=3074.03+13823.87+105336.1" office:value-type="float" office:value="122234" calcext:value-type="float">
            <text:p>122 234,00</text:p>
          </table:table-cell>
          <table:table-cell table:number-columns-repeated="2" table:style-name="ce48" office:value-type="float" office:value="0" calcext:value-type="float">
            <text:p>0,00</text:p>
          </table:table-cell>
          <table:table-cell table:style-name="ce48" office:value-type="float" office:value="19211.78" calcext:value-type="float">
            <text:p>19 211,78</text:p>
          </table:table-cell>
          <table:table-cell table:style-name="ce48" office:value-type="float" office:value="221.94" calcext:value-type="float">
            <text:p>221,94</text:p>
          </table:table-cell>
          <table:table-cell table:style-name="ce48" office:value-type="float" office:value="370" calcext:value-type="float">
            <text:p>370,00</text:p>
          </table:table-cell>
          <table:table-cell table:style-name="ce10" table:formula="of:=[.B170]+[.C170]+[.F170]" office:value-type="float" office:value="122455.94" calcext:value-type="float">
            <text:p>122 455,9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7-18" calcext:value-type="date">
            <text:p>18.VII.24</text:p>
          </table:table-cell>
          <table:table-cell table:style-name="ce48" table:formula="of:=14620.24+20+105485.6" office:value-type="float" office:value="120125.84" calcext:value-type="float">
            <text:p>120 125,84</text:p>
          </table:table-cell>
          <table:table-cell table:number-columns-repeated="2" table:style-name="ce48" office:value-type="float" office:value="0" calcext:value-type="float">
            <text:p>0,00</text:p>
          </table:table-cell>
          <table:table-cell table:style-name="ce48" table:formula="of:=[.E170]" office:value-type="float" office:value="19211.78" calcext:value-type="float">
            <text:p>19 211,78</text:p>
          </table:table-cell>
          <table:table-cell table:style-name="ce48" table:formula="of:=[.F170]" office:value-type="float" office:value="221.94" calcext:value-type="float">
            <text:p>221,94</text:p>
          </table:table-cell>
          <table:table-cell table:style-name="ce48" office:value-type="float" office:value="203" calcext:value-type="float">
            <text:p>203,00</text:p>
          </table:table-cell>
          <table:table-cell table:style-name="ce10" table:formula="of:=[.B171]+[.C171]+[.F171]" office:value-type="float" office:value="120347.78" calcext:value-type="float">
            <text:p>120 347,7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8-05" calcext:value-type="date">
            <text:p>05.VIII.24</text:p>
          </table:table-cell>
          <table:table-cell table:style-name="ce48" table:formula="of:=10588.36+12+105808.5" office:value-type="float" office:value="116408.86" calcext:value-type="float">
            <text:p>116 408,86</text:p>
          </table:table-cell>
          <table:table-cell table:style-name="ce48" table:formula="of:=1492.06/2" office:value-type="float" office:value="746.03" calcext:value-type="float">
            <text:p>746,0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9267.13" calcext:value-type="float">
            <text:p>19 267,13</text:p>
          </table:table-cell>
          <table:table-cell table:style-name="ce48" office:value-type="float" office:value="192.94" calcext:value-type="float">
            <text:p>192,94</text:p>
          </table:table-cell>
          <table:table-cell table:style-name="ce48" office:value-type="float" office:value="137" calcext:value-type="float">
            <text:p>137,00</text:p>
          </table:table-cell>
          <table:table-cell table:style-name="ce10" table:formula="of:=[.B172]+[.C172]+[.F172]" office:value-type="float" office:value="117347.83" calcext:value-type="float">
            <text:p>117 347,8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8-25" calcext:value-type="date">
            <text:p>25.VIII.24</text:p>
          </table:table-cell>
          <table:table-cell table:style-name="ce48" table:formula="of:=28657.49+4+106172.2" office:value-type="float" office:value="134833.69" calcext:value-type="float">
            <text:p>134 833,69</text:p>
          </table:table-cell>
          <table:table-cell table:style-name="ce48" table:formula="of:=1612.38/2" office:value-type="float" office:value="806.19" calcext:value-type="float">
            <text:p>806,19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13" calcext:value-type="float">
            <text:p>0,13</text:p>
          </table:table-cell>
          <table:table-cell table:style-name="ce48" table:formula="of:=[.F172]" office:value-type="float" office:value="192.94" calcext:value-type="float">
            <text:p>192,94</text:p>
          </table:table-cell>
          <table:table-cell table:style-name="ce48" office:value-type="float" office:value="23" calcext:value-type="float">
            <text:p>23,00</text:p>
          </table:table-cell>
          <table:table-cell table:style-name="ce10" table:formula="of:=[.B173]+[.C173]+[.F173]" office:value-type="float" office:value="135832.82" calcext:value-type="float">
            <text:p>135 832,8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9-10" calcext:value-type="date">
            <text:p>10.IX.24</text:p>
          </table:table-cell>
          <table:table-cell table:style-name="ce48" table:formula="of:=30360.62+4+106464.5" office:value-type="float" office:value="136829.12" calcext:value-type="float">
            <text:p>136 829,12</text:p>
          </table:table-cell>
          <table:table-cell table:style-name="ce48" table:formula="of:=3638.76/2" office:value-type="float" office:value="1819.38" calcext:value-type="float">
            <text:p>1 819,38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.83" calcext:value-type="float">
            <text:p>1,83</text:p>
          </table:table-cell>
          <table:table-cell table:style-name="ce48" office:value-type="float" office:value="163.94" calcext:value-type="float">
            <text:p>163,94</text:p>
          </table:table-cell>
          <table:table-cell table:style-name="ce48" office:value-type="float" office:value="95" calcext:value-type="float">
            <text:p>95,00</text:p>
          </table:table-cell>
          <table:table-cell table:style-name="ce10" table:formula="of:=[.B174]+[.C174]+[.F174]" office:value-type="float" office:value="138812.44" calcext:value-type="float">
            <text:p>138 812,4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10-01" calcext:value-type="date">
            <text:p>01.X.24</text:p>
          </table:table-cell>
          <table:table-cell table:style-name="ce48" table:formula="of:=6677.16+106848.6" office:value-type="float" office:value="113525.76" calcext:value-type="float">
            <text:p>113 525,76</text:p>
          </table:table-cell>
          <table:table-cell table:style-name="ce48" table:formula="of:=768.97/2" office:value-type="float" office:value="384.485" calcext:value-type="float">
            <text:p>384,49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20012.64" calcext:value-type="float">
            <text:p>20 012,64</text:p>
          </table:table-cell>
          <table:table-cell table:style-name="ce48" office:value-type="float" office:value="42.71" calcext:value-type="float">
            <text:p>42,71</text:p>
          </table:table-cell>
          <table:table-cell table:style-name="ce48" office:value-type="float" office:value="100" calcext:value-type="float">
            <text:p>100,00</text:p>
          </table:table-cell>
          <table:table-cell table:style-name="ce10" table:formula="of:=[.B175]+[.C175]+[.F175]" office:value-type="float" office:value="113952.955" calcext:value-type="float">
            <text:p>113 952,9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10-08" calcext:value-type="date">
            <text:p>08.X.24</text:p>
          </table:table-cell>
          <table:table-cell table:style-name="ce48" table:formula="of:=9000" office:value-type="float" office:value="9000" calcext:value-type="float">
            <text:p>9 000,00</text:p>
          </table:table-cell>
          <table:table-cell table:style-name="ce48" office:value-type="float" office:value="20000" calcext:value-type="float">
            <text:p>20 000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75]" office:value-type="float" office:value="20012.64" calcext:value-type="float">
            <text:p>20 012,64</text:p>
          </table:table-cell>
          <table:table-cell table:style-name="ce48" office:value-type="float" office:value="10000" calcext:value-type="float">
            <text:p>10 000,00</text:p>
          </table:table-cell>
          <table:table-cell table:style-name="ce48" table:formula="of:=105/2" office:value-type="float" office:value="52.5" calcext:value-type="float">
            <text:p>52,50</text:p>
          </table:table-cell>
          <table:table-cell table:style-name="ce10" table:formula="of:=[.B176]+[.C176]+[.F176]" office:value-type="float" office:value="39000" calcext:value-type="float">
            <text:p>39 000,00</text:p>
          </table:table-cell>
          <table:table-cell table:number-columns-repeated="1008"/>
        </table:table-row>
        <table:table-row table:style-name="ro1" table:number-rows-repeated="12">
          <table:table-cell table:style-name="ce46"/>
          <table:table-cell table:style-name="ce48" table:number-columns-repeated="6"/>
          <table:table-cell table:style-name="ce10"/>
          <table:table-cell table:number-columns-repeated="1008"/>
        </table:table-row>
        <table:table-row table:style-name="ro1" table:number-rows-repeated="30">
          <table:table-cell table:style-name="ce46"/>
          <table:table-cell table:style-name="ce49" table:number-columns-repeated="6"/>
          <table:table-cell table:style-name="ce10"/>
          <table:table-cell table:number-columns-repeated="1008"/>
        </table:table-row>
        <table:table-row table:style-name="ro1" table:number-rows-repeated="104835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2" number:min-decimal-places="2" number:min-integer-digits="1"/>
    </number:number-style>
    <number:number-style style:name="N109">
      <style:text-properties fo:color="#ff0000"/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number number:decimal-places="2" number:min-decimal-places="2" number:min-integer-digits="1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number number:decimal-places="2" number:min-decimal-places="2" number:min-integer-digits="1">
        <number:embedded-text number:position="1">-</number:embedded-text>
      </number:number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day number:style="long"/>
      <number:text>.</number:text>
      <number:month number:textual="true"/>
    </number:date-style>
    <number:number-style style:name="N117P0" style:volatile="true">
      <number:number number:decimal-places="4" number:min-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17P0"/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pl" number:country="PL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pl" number:country="PL">zł</number:currency-symbol>
    </number:currency-style>
    <number:currency-style style:name="N20108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9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20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.00.0000</text:date>, <text:time style:data-style-name="N2" text:time-value="13:46:16.23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18-07-08T13:55:36Z</meta:creation-date>
    <dc:date>2024-10-25T13:47:12.481000000</dc:date>
    <meta:editing-cycles>562</meta:editing-cycles>
    <meta:editing-duration>P3DT6H11M49S</meta:editing-duration>
    <meta:document-statistic meta:table-count="1" meta:cell-count="1171" meta:object-count="1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date-style style:name="N114">
      <number:day number:style="long"/>
      <number:text>.</number:text>
      <number:month number:textual="true"/>
      <number:text>.</number:text>
      <number:year/>
    </number:date-style>
    <number:currency-style style:name="N20108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0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0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178cm" svg:height="17.195cm" xlink:href=".." xlink:type="simple" chart:class="chart:line" chart:style-name="ch1">
        <chart:plot-area chart:style-name="ch2" table:cell-range-address="Główny.A2:Główny.A180 Główny.I2:Główny.I180" chart:data-source-has-labels="column" svg:x="0.823cm" svg:y="0.343cm" svg:width="39.532cm" svg:height="16.509cm">
          <chart:coordinate-region svg:x="1.805cm" svg:y="0.545cm" svg:width="38.455cm" svg:height="14.694cm"/>
          <chart:axis chart:dimension="x" chart:name="primary-x" chart:style-name="ch3" chartooo:axis-type="auto">
            <chartooo:date-scale/>
            <chart:categories table:cell-range-address="Główny.A2:Główny.A1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łówny.I2:Główny.I180" chart:class="chart:line">
            <chart:data-point chart:repeated="40"/>
            <chart:data-point chart:style-name="ch7" chart:repeated="2"/>
            <chart:data-point chart:repeated="3"/>
            <chart:data-point chart:style-name="ch7"/>
            <chart:data-point chart:repeated="1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float" office:value="43134">
                <text:p>43134</text:p>
                <draw:g>
                  <svg:desc>Główny.A2:Główny.A180</svg:desc>
                </draw:g>
              </table:table-cell>
              <table:table-cell office:value-type="float" office:value="NaN">
                <text:p>NaN</text:p>
                <draw:g>
                  <svg:desc>Główny.I2:Główny.I180</svg:desc>
                </draw:g>
              </table:table-cell>
            </table:table-row>
            <table:table-row>
              <table:table-cell office:value-type="float" office:value="43166">
                <text:p>43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77">
                <text:p>43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63">
                <text:p>43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89">
                <text:p>43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23">
                <text:p>4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58">
                <text:p>43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83">
                <text:p>43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17">
                <text:p>43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36">
                <text:p>43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50">
                <text:p>43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